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dddddd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1" style:condition="of:is-true-formula(ISEVEN(ROW()))" style:base-cell-address="$'CPUs'.$A$2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2" style:condition="of:is-true-formula(ISEVEN(ROW()))" style:base-cell-address="$'CPUs'.$A$5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is-true-formula(ISEVEN(ROW()))" style:base-cell-address="$'CPUs'.$A$27"/>
    </style:style>
    <style:style style:name="ACE-4" style:family="table-cell" style:data-style-name="General">
      <style:table-cell-properties fo:background-color="#dddddd" gnm:background-colour="#dddddd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dddddd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is-true-formula(ISEVEN(ROW()))" style:base-cell-address="$'CPUs'.$B$2"/>
    </style:style>
    <style:style style:name="ACE-6" style:family="table-cell" style:data-style-name="ND-0">
      <style:table-cell-properties fo:background-color="transparent" gnm:background-colour="#dddddd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is-true-formula(ISEVEN(ROW()))" style:base-cell-address="$'CPUs'.$B$27"/>
    </style:style>
    <style:style style:name="ACE-7" style:family="table-cell" style:data-style-name="General">
      <style:table-cell-properties fo:background-color="transparent" gnm:background-colour="#dddddd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  <style:map style:apply-style-name="Gnumeric-3" style:condition="of:is-true-formula(ISEVEN(ROW()))" style:base-cell-address="$'CPUs'.$D$2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  <style:map style:apply-style-name="Gnumeric-3" style:condition="of:is-true-formula(ISEVEN(ROW()))" style:base-cell-address="$'CPUs'.$D$3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  <style:map style:apply-style-name="Gnumeric-3" style:condition="of:is-true-formula(ISEVEN(ROW()))" style:base-cell-address="$'CPUs'.$D$24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1">
      <style:table-cell-properties fo:background-color="#dddddd" gnm:background-colour="#dddddd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is-true-formula(ISEVEN(ROW()))" style:base-cell-address="$'CPUs'.$N$1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is-true-formula(ISEVEN(ROW()))" style:base-cell-address="$'CPUs'.$M$27"/>
    </style:style>
    <style:style style:name="ACE-15" style:family="table-cell" style:data-style-name="General">
      <style:table-cell-properties fo:background-color="transparent" gnm:background-colour="#dddddd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is-true-formula(ISEVEN(ROW()))" style:base-cell-address="$'CPUs'.$M$26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  <style:map style:apply-style-name="Gnumeric-3" style:condition="of:is-true-formula(ISEVEN(ROW()))" style:base-cell-address="$'CPUs'.$M$25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erif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2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Verdana"/>
    </style:style>
    <style:style style:name="ACE-2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4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80.84409448818897pt" style:use-optimal-column-width="true"/>
    </style:style>
    <style:style style:name="ACOL-2" style:family="table-column">
      <style:table-column-properties style:column-width="108.75pt" style:use-optimal-column-width="true"/>
    </style:style>
    <style:style style:name="ACOL-3" style:family="table-column">
      <style:table-column-properties style:column-width="39.288188976377945pt" style:use-optimal-column-width="true"/>
    </style:style>
    <style:style style:name="ACOL-4" style:family="table-column">
      <style:table-column-properties style:column-width="21.911811023622047pt" style:use-optimal-column-width="true"/>
    </style:style>
    <style:style style:name="ACOL-5" style:family="table-column">
      <style:table-column-properties style:column-width="78.49133858267717pt" style:use-optimal-column-width="true"/>
    </style:style>
    <style:style style:name="ACOL-6" style:family="table-column">
      <style:table-column-properties style:column-width="28.346456692913385pt" style:use-optimal-column-width="true"/>
    </style:style>
    <style:style style:name="ACOL-7" style:family="table-column">
      <style:table-column-properties style:column-width="222pt" style:use-optimal-column-width="false"/>
    </style:style>
    <style:style style:name="ACOL-8" style:family="table-column"/>
    <style:style style:name="ACOL-9" style:family="table-column">
      <style:table-column-properties style:column-width="101.99055118110238pt" style:use-optimal-column-width="true"/>
    </style:style>
    <style:style style:name="ACOL-10" style:family="table-column">
      <style:table-column-properties style:column-width="141.98740157480316pt" style:use-optimal-column-width="true"/>
    </style:style>
    <style:style style:name="ACOL-11" style:family="table-column">
      <style:table-column-properties style:column-width="138.84094488188975pt" style:use-optimal-column-width="true"/>
    </style:style>
    <style:style style:name="ACOL-12" style:family="table-column">
      <style:table-column-properties style:column-width="83.99055118110238pt" style:use-optimal-column-width="true"/>
    </style:style>
    <style:style style:name="ACOL-13" style:family="table-column">
      <style:table-column-properties style:column-width="77.6976377952756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436220472440946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CPUs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0" table:number-columns-repeated="3"/>
        <table:table-column table:default-cell-style-name="ACE-0" table:style-name="ACOL-0" table:number-columns-repeated="1011"/>
        <table:table-row table:style-name="AROW-0">
          <table:table-cell table:style-name="ACE-2" office:value-type="string">
            <text:p>Name</text:p>
          </table:table-cell>
          <table:table-cell table:style-name="ACE-2" office:value-type="string">
            <text:p>Single</text:p>
          </table:table-cell>
          <table:table-cell table:style-name="ACE-2" office:value-type="string">
            <text:p>Multi</text:p>
          </table:table-cell>
          <table:table-cell table:style-name="ACE-2" office:value-type="string">
            <text:p>$</text:p>
          </table:table-cell>
          <table:table-cell table:style-name="ACE-2" office:value-type="string">
            <text:p>€</text:p>
          </table:table-cell>
          <table:table-cell table:style-name="ACE-2" office:value-type="string">
            <text:p>Platform</text:p>
          </table:table-cell>
          <table:table-cell table:style-name="ACE-2" office:value-type="string">
            <text:p>iGPU</text:p>
          </table:table-cell>
          <table:table-cell table:style-name="ACE-2" office:value-type="string">
            <text:p>OC</text:p>
          </table:table-cell>
          <table:table-cell table:style-name="ACE-2" office:value-type="string">
            <text:p>Link</text:p>
          </table:table-cell>
          <table:table-cell table:style-name="ACE-2" office:value-type="string">
            <text:p>TDP</text:p>
          </table:table-cell>
          <table:table-cell table:style-name="ACE-2" office:value-type="string">
            <text:p>Image</text:p>
          </table:table-cell>
          <table:table-cell table:style-name="ACE-2" office:value-type="string">
            <text:p>R15 ST</text:p>
          </table:table-cell>
          <table:table-cell table:style-name="ACE-16" office:value-type="string">
            <text:p>R15 MT</text:p>
          </table:table-cell>
          <table:table-cell table:style-name="ACE-13"/>
          <table:table-cell table:number-columns-repeated="1010" table:style-name="ACE-0"/>
        </table:table-row>
        <table:table-row table:style-name="AROW-0">
          <table:table-cell table:style-name="ACE-1" office:value-type="string">
            <text:p>Ryzen 7 1700</text:p>
          </table:table-cell>
          <table:table-cell table:style-name="ACE-5" table:formula="of:=[.L2]/MAX([.$L$2:.$L$53])*100" office:value-type="float" office:value="72.164948453608247">
            <text:p>72,16</text:p>
          </table:table-cell>
          <table:table-cell table:style-name="ACE-5" table:formula="of:=[.M2]/MAX([.$M$2:.$M$53])*100" office:value-type="float" office:value="88.069956277326668">
            <text:p>88,07</text:p>
          </table:table-cell>
          <table:table-cell table:style-name="ACE-7"/>
          <table:table-cell table:style-name="ACE-1"/>
          <table:table-cell table:style-name="ACE-1" office:value-type="string">
            <text:p>AM4</text:p>
          </table:table-cell>
          <table:table-cell table:style-name="ACE-1" office:value-type="string">
            <text:p>NA</text:p>
          </table:table-cell>
          <table:table-cell table:style-name="ACE-1" office:value-type="string">
            <text:p>1.2</text:p>
          </table:table-cell>
          <table:table-cell table:style-name="ACE-1" office:value-type="string">
            <text:p>http://pcpartpicker.com/product/3kPzK8/amd-ryzen-7-1700-30ghz-8-core-processor-yd1700bbaebox</text:p>
          </table:table-cell>
          <table:table-cell table:style-name="ACE-1" office:value-type="float" office:value="65">
            <text:p>65</text:p>
          </table:table-cell>
          <table:table-cell table:style-name="ACE-1"/>
          <table:table-cell table:style-name="ACE-1" office:value-type="float" office:value="140">
            <text:p>140</text:p>
          </table:table-cell>
          <table:table-cell table:style-name="ACE-15" office:value-type="float" office:value="1410">
            <text:p>1410</text:p>
          </table:table-cell>
          <table:table-cell table:style-name="ACE-13"/>
          <table:table-cell table:number-columns-repeated="1010" table:style-name="ACE-4"/>
        </table:table-row>
        <table:table-row table:style-name="AROW-0">
          <table:table-cell table:style-name="ACE-1" office:value-type="string">
            <text:p>Ryzen 7 1700X</text:p>
          </table:table-cell>
          <table:table-cell table:style-name="ACE-5" table:formula="of:=[.L3]/MAX([.$L$2:.$L$53])*100" office:value-type="float" office:value="78.350515463917532">
            <text:p>78,35</text:p>
          </table:table-cell>
          <table:table-cell table:style-name="ACE-5" table:formula="of:=[.M3]/MAX([.$M$2:.$M$53])*100" office:value-type="float" office:value="96.002498438475953">
            <text:p>96,00</text:p>
          </table:table-cell>
          <table:table-cell table:style-name="ACE-8"/>
          <table:table-cell table:style-name="ACE-2"/>
          <table:table-cell table:style-name="ACE-1" office:value-type="string">
            <text:p>AM4</text:p>
          </table:table-cell>
          <table:table-cell table:style-name="ACE-2" office:value-type="string">
            <text:p>NA</text:p>
          </table:table-cell>
          <table:table-cell table:style-name="ACE-2" office:value-type="string">
            <text:p>1.1</text:p>
          </table:table-cell>
          <table:table-cell table:style-name="ACE-2" office:value-type="string">
            <text:p>http://pcpartpicker.com/product/9Q98TW/amd-ryzen-7-1700x-34ghz-8-core-processor-yd170xbcaewof</text:p>
          </table:table-cell>
          <table:table-cell table:style-name="ACE-2" office:value-type="float" office:value="95">
            <text:p>95</text:p>
          </table:table-cell>
          <table:table-cell table:style-name="ACE-2"/>
          <table:table-cell table:style-name="ACE-2" office:value-type="float" office:value="152">
            <text:p>152</text:p>
          </table:table-cell>
          <table:table-cell table:style-name="ACE-16" office:value-type="float" office:value="1537">
            <text:p>1537</text:p>
          </table:table-cell>
          <table:table-cell table:style-name="ACE-13"/>
          <table:table-cell table:number-columns-repeated="1010" table:style-name="ACE-0"/>
        </table:table-row>
        <table:table-row table:style-name="AROW-0">
          <table:table-cell table:style-name="ACE-1" office:value-type="string">
            <text:p>Ryzen 7 1800X</text:p>
          </table:table-cell>
          <table:table-cell table:style-name="ACE-5" table:formula="of:=[.L4]/MAX([.$L$2:.$L$53])*100" office:value-type="float" office:value="83.505154639175259">
            <text:p>83,51</text:p>
          </table:table-cell>
          <table:table-cell table:style-name="ACE-5" table:formula="of:=[.M4]/MAX([.$M$2:.$M$53])*100" office:value-type="float" office:value="100">
            <text:p>100,00</text:p>
          </table:table-cell>
          <table:table-cell table:style-name="ACE-7"/>
          <table:table-cell table:style-name="ACE-1"/>
          <table:table-cell table:style-name="ACE-1" office:value-type="string">
            <text:p>AM4</text:p>
          </table:table-cell>
          <table:table-cell table:style-name="ACE-1" office:value-type="string">
            <text:p>NA</text:p>
          </table:table-cell>
          <table:table-cell table:style-name="ACE-1" office:value-type="string">
            <text:p>1.1</text:p>
          </table:table-cell>
          <table:table-cell table:style-name="ACE-1" office:value-type="string">
            <text:p>http://pcpartpicker.com/product/7qyxFT/amd-ryzen-7-1800x-36ghz-8-core-processor-yd180xbcaewof</text:p>
          </table:table-cell>
          <table:table-cell table:style-name="ACE-1" office:value-type="float" office:value="95">
            <text:p>95</text:p>
          </table:table-cell>
          <table:table-cell table:style-name="ACE-1"/>
          <table:table-cell table:style-name="ACE-1" office:value-type="float" office:value="162">
            <text:p>162</text:p>
          </table:table-cell>
          <table:table-cell table:style-name="ACE-15" office:value-type="float" office:value="1601">
            <text:p>1601</text:p>
          </table:table-cell>
          <table:table-cell table:style-name="ACE-13"/>
          <table:table-cell table:number-columns-repeated="1010" table:style-name="ACE-4"/>
        </table:table-row>
        <table:table-row table:style-name="AROW-0">
          <table:table-cell table:style-name="ACE-2" office:value-type="string">
            <text:p>Core i7 6900k</text:p>
          </table:table-cell>
          <table:table-cell table:style-name="ACE-5" table:formula="of:=[.L5]/MAX([.$L$2:.$L$53])*100" office:value-type="float" office:value="83.505154639175259">
            <text:p>83,51</text:p>
          </table:table-cell>
          <table:table-cell table:style-name="ACE-5" table:formula="of:=[.M5]/MAX([.$M$2:.$M$53])*100" office:value-type="float" office:value="98.68831980012493">
            <text:p>98,69</text:p>
          </table:table-cell>
          <table:table-cell table:style-name="ACE-8"/>
          <table:table-cell table:style-name="ACE-2"/>
          <table:table-cell table:style-name="ACE-2" office:value-type="string">
            <text:p>X99</text:p>
          </table:table-cell>
          <table:table-cell table:style-name="ACE-2" office:value-type="string">
            <text:p>NA</text:p>
          </table:table-cell>
          <table:table-cell table:style-name="ACE-2" office:value-type="string">
            <text:p>1.1</text:p>
          </table:table-cell>
          <table:table-cell table:style-name="ACE-2" office:value-type="string">
            <text:p>http://pcpartpicker.com/product/NXyxFT/intel-cpu-bx80671i76900k</text:p>
          </table:table-cell>
          <table:table-cell table:style-name="ACE-2" office:value-type="float" office:value="130">
            <text:p>130</text:p>
          </table:table-cell>
          <table:table-cell table:style-name="ACE-2"/>
          <table:table-cell table:style-name="ACE-2" office:value-type="float" office:value="162">
            <text:p>162</text:p>
          </table:table-cell>
          <table:table-cell table:style-name="ACE-16" office:value-type="float" office:value="1580">
            <text:p>1580</text:p>
          </table:table-cell>
          <table:table-cell table:style-name="ACE-13"/>
          <table:table-cell table:number-columns-repeated="1010" table:style-name="ACE-0"/>
        </table:table-row>
        <table:table-row table:style-name="AROW-0">
          <table:table-cell table:style-name="ACE-1" office:value-type="string">
            <text:p>Pentium G4560</text:p>
          </table:table-cell>
          <table:table-cell table:style-name="ACE-5" table:formula="of:=[.L6]/MAX([.$L$2:.$L$53])*100" office:value-type="float" office:value="75.257731958762889">
            <text:p>75,26</text:p>
          </table:table-cell>
          <table:table-cell table:style-name="ACE-5" table:formula="of:=[.M6]/MAX([.$M$2:.$M$53])*100" office:value-type="float" office:value="23.422860712054966">
            <text:p>23,42</text:p>
          </table:table-cell>
          <table:table-cell table:style-name="ACE-7"/>
          <table:table-cell table:style-name="ACE-1"/>
          <table:table-cell table:style-name="ACE-1" office:value-type="float" office:value="1151">
            <text:p>1151</text:p>
          </table:table-cell>
          <table:table-cell table:style-name="ACE-1" office:value-type="string">
            <text:p>Intel HD</text:p>
          </table:table-cell>
          <table:table-cell table:style-name="ACE-1" office:value-type="string">
            <text:p>1.0</text:p>
          </table:table-cell>
          <table:table-cell table:style-name="ACE-1" office:value-type="string">
            <text:p>http://pcpartpicker.com/product/8gKhP6/intel-pentium-g4560-35ghz-dual-core-processor-bx80677g4560</text:p>
          </table:table-cell>
          <table:table-cell table:style-name="ACE-1" office:value-type="float" office:value="50">
            <text:p>50</text:p>
          </table:table-cell>
          <table:table-cell table:style-name="ACE-1"/>
          <table:table-cell table:style-name="ACE-1" office:value-type="float" office:value="146">
            <text:p>146</text:p>
          </table:table-cell>
          <table:table-cell table:style-name="ACE-15" office:value-type="float" office:value="375">
            <text:p>375</text:p>
          </table:table-cell>
          <table:table-cell table:style-name="ACE-13"/>
          <table:table-cell table:number-columns-repeated="1010" table:style-name="ACE-4"/>
        </table:table-row>
        <table:table-row table:style-name="AROW-0">
          <table:table-cell table:style-name="ACE-2" office:value-type="string">
            <text:p>Core i7 6800k</text:p>
          </table:table-cell>
          <table:table-cell table:style-name="ACE-5" table:formula="of:=[.L7]/MAX([.$L$2:.$L$53])*100" office:value-type="float" office:value="77.319587628865989">
            <text:p>77,32</text:p>
          </table:table-cell>
          <table:table-cell table:style-name="ACE-5" table:formula="of:=[.M7]/MAX([.$M$2:.$M$53])*100" office:value-type="float" office:value="70.70580886945659">
            <text:p>70,71</text:p>
          </table:table-cell>
          <table:table-cell table:style-name="ACE-8"/>
          <table:table-cell table:style-name="ACE-2"/>
          <table:table-cell table:style-name="ACE-2" office:value-type="string">
            <text:p>X99</text:p>
          </table:table-cell>
          <table:table-cell table:style-name="ACE-2" office:value-type="string">
            <text:p>NA</text:p>
          </table:table-cell>
          <table:table-cell table:style-name="ACE-2" office:value-type="string">
            <text:p>1.2</text:p>
          </table:table-cell>
          <table:table-cell table:style-name="ACE-2" office:value-type="string">
            <text:p>http://pcpartpicker.com/product/Td98TW/intel-cpu-bx80671i76800k</text:p>
          </table:table-cell>
          <table:table-cell table:style-name="ACE-2" office:value-type="float" office:value="120">
            <text:p>120</text:p>
          </table:table-cell>
          <table:table-cell table:style-name="ACE-2"/>
          <table:table-cell table:style-name="ACE-2" office:value-type="float" office:value="150">
            <text:p>150</text:p>
          </table:table-cell>
          <table:table-cell table:style-name="ACE-16" office:value-type="float" office:value="1132">
            <text:p>1132</text:p>
          </table:table-cell>
          <table:table-cell table:style-name="ACE-13"/>
          <table:table-cell table:number-columns-repeated="1010" table:style-name="ACE-0"/>
        </table:table-row>
        <table:table-row table:style-name="AROW-1">
          <table:table-cell table:style-name="ACE-2" office:value-type="string">
            <text:p>Pentium G4400</text:p>
          </table:table-cell>
          <table:table-cell table:style-name="ACE-5" table:formula="of:=[.L8]/MAX([.$L$2:.$L$53])*100" office:value-type="float" office:value="72.680412371134011">
            <text:p>72,68</text:p>
          </table:table-cell>
          <table:table-cell table:style-name="ACE-5" table:formula="of:=[.M8]/MAX([.$M$2:.$M$53])*100" office:value-type="float" office:value="17.176764522173642">
            <text:p>17,18</text:p>
          </table:table-cell>
          <table:table-cell table:style-name="ACE-8" office:value-type="string">
            <text:p>59.99</text:p>
          </table:table-cell>
          <table:table-cell table:style-name="ACE-2"/>
          <table:table-cell table:style-name="ACE-2" office:value-type="float" office:value="1151">
            <text:p>1151</text:p>
          </table:table-cell>
          <table:table-cell table:style-name="ACE-2" office:value-type="string">
            <text:p>Intel HD 510</text:p>
          </table:table-cell>
          <table:table-cell table:style-name="ACE-2" office:value-type="string">
            <text:p>1.0</text:p>
          </table:table-cell>
          <table:table-cell table:style-name="ACE-2" office:value-type="string">
            <text:p>http://pcpartpicker.com/part/intel-cpu-bx80662g4400</text:p>
          </table:table-cell>
          <table:table-cell table:style-name="ACE-2" office:value-type="float" office:value="65">
            <text:p>65</text:p>
          </table:table-cell>
          <table:table-cell table:style-name="ACE-2"/>
          <table:table-cell table:style-name="ACE-1" office:value-type="float" office:value="141">
            <text:p>141</text:p>
          </table:table-cell>
          <table:table-cell table:style-name="ACE-15" office:value-type="float" office:value="275">
            <text:p>275</text:p>
          </table:table-cell>
          <table:table-cell table:style-name="ACE-13"/>
          <table:table-cell table:number-columns-repeated="1010" table:style-name="ACE-4"/>
        </table:table-row>
        <table:table-row table:style-name="AROW-1">
          <table:table-cell table:style-name="ACE-1" office:value-type="string">
            <text:p>Core i3 6100</text:p>
          </table:table-cell>
          <table:table-cell table:style-name="ACE-5" table:formula="of:=[.L9]/MAX([.$L$2:.$L$53])*100" office:value-type="float" office:value="80.412371134020617">
            <text:p>80,41</text:p>
          </table:table-cell>
          <table:table-cell table:style-name="ACE-5" table:formula="of:=[.M9]/MAX([.$M$2:.$M$53])*100" office:value-type="float" office:value="24.797001873828858">
            <text:p>24,80</text:p>
          </table:table-cell>
          <table:table-cell table:style-name="ACE-7" office:value-type="string">
            <text:p>111.99</text:p>
          </table:table-cell>
          <table:table-cell table:style-name="ACE-1"/>
          <table:table-cell table:style-name="ACE-1" office:value-type="float" office:value="1151">
            <text:p>1151</text:p>
          </table:table-cell>
          <table:table-cell table:style-name="ACE-1" office:value-type="string">
            <text:p>Intel HD 530</text:p>
          </table:table-cell>
          <table:table-cell table:style-name="ACE-1" office:value-type="string">
            <text:p>1.0</text:p>
          </table:table-cell>
          <table:table-cell table:style-name="ACE-1" office:value-type="string">
            <text:p>http://pcpartpicker.com/part/intel-cpu-bx80662i36100</text:p>
          </table:table-cell>
          <table:table-cell table:style-name="ACE-1" office:value-type="float" office:value="80">
            <text:p>80</text:p>
          </table:table-cell>
          <table:table-cell table:style-name="ACE-1"/>
          <table:table-cell table:style-name="ACE-2" office:value-type="float" office:value="156">
            <text:p>156</text:p>
          </table:table-cell>
          <table:table-cell table:style-name="ACE-16" office:value-type="float" office:value="397">
            <text:p>397</text:p>
          </table:table-cell>
          <table:table-cell table:style-name="ACE-13"/>
          <table:table-cell table:number-columns-repeated="1010" table:style-name="ACE-0"/>
        </table:table-row>
        <table:table-row table:style-name="AROW-1">
          <table:table-cell table:style-name="ACE-2" office:value-type="string">
            <text:p>Core i3 6300</text:p>
          </table:table-cell>
          <table:table-cell table:style-name="ACE-5" table:formula="of:=[.L10]/MAX([.$L$2:.$L$53])*100" office:value-type="float" office:value="83.345360824742272">
            <text:p>83,35</text:p>
          </table:table-cell>
          <table:table-cell table:style-name="ACE-5" table:formula="of:=[.M10]/MAX([.$M$2:.$M$53])*100" office:value-type="float" office:value="25.858838226108681">
            <text:p>25,86</text:p>
          </table:table-cell>
          <table:table-cell table:style-name="ACE-8" office:value-type="string">
            <text:p>141.99</text:p>
          </table:table-cell>
          <table:table-cell table:style-name="ACE-2"/>
          <table:table-cell table:style-name="ACE-2" office:value-type="float" office:value="1151">
            <text:p>1151</text:p>
          </table:table-cell>
          <table:table-cell table:style-name="ACE-2" office:value-type="string">
            <text:p>Intel HD 530</text:p>
          </table:table-cell>
          <table:table-cell table:style-name="ACE-2" office:value-type="string">
            <text:p>1.0</text:p>
          </table:table-cell>
          <table:table-cell table:style-name="ACE-2" office:value-type="string">
            <text:p>http://pcpartpicker.com/part/intel-cpu-bx80662i36300</text:p>
          </table:table-cell>
          <table:table-cell table:style-name="ACE-2" office:value-type="float" office:value="82">
            <text:p>82</text:p>
          </table:table-cell>
          <table:table-cell table:style-name="ACE-2"/>
          <table:table-cell table:style-name="ACE-1" office:value-type="float" office:value="161.69">
            <text:p>161,69</text:p>
          </table:table-cell>
          <table:table-cell table:style-name="ACE-15" office:value-type="float" office:value="414">
            <text:p>414</text:p>
          </table:table-cell>
          <table:table-cell table:style-name="ACE-13"/>
          <table:table-cell table:number-columns-repeated="1010" table:style-name="ACE-4"/>
        </table:table-row>
        <table:table-row table:style-name="AROW-1">
          <table:table-cell table:style-name="ACE-2" office:value-type="string">
            <text:p>Core i5 6400</text:p>
          </table:table-cell>
          <table:table-cell table:style-name="ACE-5" table:formula="of:=[.L11]/MAX([.$L$2:.$L$53])*100" office:value-type="float" office:value="78.350515463917532">
            <text:p>78,35</text:p>
          </table:table-cell>
          <table:table-cell table:style-name="ACE-5" table:formula="of:=[.M11]/MAX([.$M$2:.$M$53])*100" office:value-type="float" office:value="37.476577139287947">
            <text:p>37,48</text:p>
          </table:table-cell>
          <table:table-cell table:style-name="ACE-8" office:value-type="string">
            <text:p>179.99</text:p>
          </table:table-cell>
          <table:table-cell table:style-name="ACE-2"/>
          <table:table-cell table:style-name="ACE-2" office:value-type="float" office:value="1151">
            <text:p>1151</text:p>
          </table:table-cell>
          <table:table-cell table:style-name="ACE-2" office:value-type="string">
            <text:p>Intel HD 530</text:p>
          </table:table-cell>
          <table:table-cell table:style-name="ACE-2" office:value-type="string">
            <text:p>1.0</text:p>
          </table:table-cell>
          <table:table-cell table:style-name="ACE-2" office:value-type="string">
            <text:p>http://pcpartpicker.com/part/intel-cpu-bx80662i56400</text:p>
          </table:table-cell>
          <table:table-cell table:style-name="ACE-2" office:value-type="float" office:value="99">
            <text:p>99</text:p>
          </table:table-cell>
          <table:table-cell table:style-name="ACE-2"/>
          <table:table-cell table:style-name="ACE-2" office:value-type="float" office:value="152">
            <text:p>152</text:p>
          </table:table-cell>
          <table:table-cell table:style-name="ACE-16" office:value-type="float" office:value="600">
            <text:p>600</text:p>
          </table:table-cell>
          <table:table-cell table:style-name="ACE-13"/>
          <table:table-cell table:number-columns-repeated="1010" table:style-name="ACE-0"/>
        </table:table-row>
        <table:table-row table:style-name="AROW-1">
          <table:table-cell table:style-name="ACE-1" office:value-type="string">
            <text:p>Core i5 6500</text:p>
          </table:table-cell>
          <table:table-cell table:style-name="ACE-5" table:formula="of:=[.L12]/MAX([.$L$2:.$L$53])*100" office:value-type="float" office:value="82.474226804123703">
            <text:p>82,47</text:p>
          </table:table-cell>
          <table:table-cell table:style-name="ACE-5" table:formula="of:=[.M12]/MAX([.$M$2:.$M$53])*100" office:value-type="float" office:value="38.101186758276079">
            <text:p>38,10</text:p>
          </table:table-cell>
          <table:table-cell table:style-name="ACE-7" office:value-type="string">
            <text:p>194.99</text:p>
          </table:table-cell>
          <table:table-cell table:style-name="ACE-1"/>
          <table:table-cell table:style-name="ACE-1" office:value-type="float" office:value="1151">
            <text:p>1151</text:p>
          </table:table-cell>
          <table:table-cell table:style-name="ACE-1" office:value-type="string">
            <text:p>Intel HD 530</text:p>
          </table:table-cell>
          <table:table-cell table:style-name="ACE-1" office:value-type="string">
            <text:p>1.0</text:p>
          </table:table-cell>
          <table:table-cell table:style-name="ACE-1" office:value-type="string">
            <text:p>http://pcpartpicker.com/part/intel-cpu-bx80662i56500</text:p>
          </table:table-cell>
          <table:table-cell table:style-name="ACE-1" office:value-type="float" office:value="102">
            <text:p>102</text:p>
          </table:table-cell>
          <table:table-cell table:style-name="ACE-1"/>
          <table:table-cell table:style-name="ACE-1" office:value-type="float" office:value="160">
            <text:p>160</text:p>
          </table:table-cell>
          <table:table-cell table:style-name="ACE-15" office:value-type="float" office:value="610">
            <text:p>610</text:p>
          </table:table-cell>
          <table:table-cell table:style-name="ACE-13"/>
          <table:table-cell table:number-columns-repeated="1010" table:style-name="ACE-4"/>
        </table:table-row>
        <table:table-row table:style-name="AROW-1">
          <table:table-cell table:style-name="ACE-2" office:value-type="string">
            <text:p>Core i5 6600</text:p>
          </table:table-cell>
          <table:table-cell table:style-name="ACE-5" table:formula="of:=[.L13]/MAX([.$L$2:.$L$53])*100" office:value-type="float" office:value="85.051546391752581">
            <text:p>85,05</text:p>
          </table:table-cell>
          <table:table-cell table:style-name="ACE-5" table:formula="of:=[.M13]/MAX([.$M$2:.$M$53])*100" office:value-type="float" office:value="38.72579637726421">
            <text:p>38,73</text:p>
          </table:table-cell>
          <table:table-cell table:style-name="ACE-8" office:value-type="string">
            <text:p>215.99</text:p>
          </table:table-cell>
          <table:table-cell table:style-name="ACE-2"/>
          <table:table-cell table:style-name="ACE-2" office:value-type="float" office:value="1151">
            <text:p>1151</text:p>
          </table:table-cell>
          <table:table-cell table:style-name="ACE-2" office:value-type="string">
            <text:p>Intel HD 530</text:p>
          </table:table-cell>
          <table:table-cell table:style-name="ACE-2" office:value-type="string">
            <text:p>1.0</text:p>
          </table:table-cell>
          <table:table-cell table:style-name="ACE-2" office:value-type="string">
            <text:p>http://pcpartpicker.com/part/intel-cpu-bx80662i56600</text:p>
          </table:table-cell>
          <table:table-cell table:style-name="ACE-2" office:value-type="float" office:value="107">
            <text:p>107</text:p>
          </table:table-cell>
          <table:table-cell table:style-name="ACE-2"/>
          <table:table-cell table:style-name="ACE-2" office:value-type="float" office:value="165">
            <text:p>165</text:p>
          </table:table-cell>
          <table:table-cell table:style-name="ACE-16" office:value-type="float" office:value="620">
            <text:p>620</text:p>
          </table:table-cell>
          <table:table-cell table:style-name="ACE-13"/>
          <table:table-cell table:number-columns-repeated="1010" table:style-name="ACE-0"/>
        </table:table-row>
        <table:table-row table:style-name="AROW-1">
          <table:table-cell table:style-name="ACE-1" office:value-type="string">
            <text:p>Core i5 6600K</text:p>
          </table:table-cell>
          <table:table-cell table:style-name="ACE-5" table:formula="of:=[.L14]/MAX([.$L$2:.$L$53])*100" office:value-type="float" office:value="85.567010309278345">
            <text:p>85,57</text:p>
          </table:table-cell>
          <table:table-cell table:style-name="ACE-5" table:formula="of:=[.M14]/MAX([.$M$2:.$M$53])*100" office:value-type="float" office:value="40.849469081823855">
            <text:p>40,85</text:p>
          </table:table-cell>
          <table:table-cell table:style-name="ACE-7" office:value-type="string">
            <text:p>233.99</text:p>
          </table:table-cell>
          <table:table-cell table:style-name="ACE-1"/>
          <table:table-cell table:style-name="ACE-1" office:value-type="string">
            <text:p>1151OC</text:p>
          </table:table-cell>
          <table:table-cell table:style-name="ACE-1" office:value-type="string">
            <text:p>Intel HD 530</text:p>
          </table:table-cell>
          <table:table-cell table:style-name="ACE-1" office:value-type="string">
            <text:p>1.32</text:p>
          </table:table-cell>
          <table:table-cell table:style-name="ACE-1" office:value-type="string">
            <text:p>http://pcpartpicker.com/part/intel-cpu-bx80662i56600k</text:p>
          </table:table-cell>
          <table:table-cell table:style-name="ACE-1" office:value-type="float" office:value="107">
            <text:p>107</text:p>
          </table:table-cell>
          <table:table-cell table:style-name="ACE-1"/>
          <table:table-cell table:style-name="ACE-1" office:value-type="float" office:value="166">
            <text:p>166</text:p>
          </table:table-cell>
          <table:table-cell table:style-name="ACE-15" office:value-type="float" office:value="654">
            <text:p>654</text:p>
          </table:table-cell>
          <table:table-cell table:style-name="ACE-13"/>
          <table:table-cell table:number-columns-repeated="1010" table:style-name="ACE-4"/>
        </table:table-row>
        <table:table-row table:style-name="AROW-1">
          <table:table-cell table:style-name="ACE-2" office:value-type="string">
            <text:p>Core i7 6700</text:p>
          </table:table-cell>
          <table:table-cell table:style-name="ACE-5" table:formula="of:=[.L15]/MAX([.$L$2:.$L$53])*100" office:value-type="float" office:value="89.175257731958766">
            <text:p>89,18</text:p>
          </table:table-cell>
          <table:table-cell table:style-name="ACE-5" table:formula="of:=[.M15]/MAX([.$M$2:.$M$53])*100" office:value-type="float" office:value="54.965646470955654">
            <text:p>54,97</text:p>
          </table:table-cell>
          <table:table-cell table:style-name="ACE-8" office:value-type="string">
            <text:p>301.99</text:p>
          </table:table-cell>
          <table:table-cell table:style-name="ACE-2"/>
          <table:table-cell table:style-name="ACE-2" office:value-type="float" office:value="1151">
            <text:p>1151</text:p>
          </table:table-cell>
          <table:table-cell table:style-name="ACE-2" office:value-type="string">
            <text:p>Intel HD 530</text:p>
          </table:table-cell>
          <table:table-cell table:style-name="ACE-2" office:value-type="string">
            <text:p>1.0</text:p>
          </table:table-cell>
          <table:table-cell table:style-name="ACE-2" office:value-type="string">
            <text:p>http://pcpartpicker.com/part/intel-cpu-bx80662i76700</text:p>
          </table:table-cell>
          <table:table-cell table:style-name="ACE-2" office:value-type="float" office:value="125">
            <text:p>125</text:p>
          </table:table-cell>
          <table:table-cell table:style-name="ACE-2"/>
          <table:table-cell table:style-name="ACE-2" office:value-type="float" office:value="173">
            <text:p>173</text:p>
          </table:table-cell>
          <table:table-cell table:style-name="ACE-16" office:value-type="float" office:value="880">
            <text:p>880</text:p>
          </table:table-cell>
          <table:table-cell table:style-name="ACE-13"/>
          <table:table-cell table:number-columns-repeated="1010" table:style-name="ACE-0"/>
        </table:table-row>
        <table:table-row table:style-name="AROW-1">
          <table:table-cell table:style-name="ACE-1" office:value-type="string">
            <text:p>Core i7 6700K</text:p>
          </table:table-cell>
          <table:table-cell table:style-name="ACE-5" table:formula="of:=[.L16]/MAX([.$L$2:.$L$53])*100" office:value-type="float" office:value="94.329896907216494">
            <text:p>94,33</text:p>
          </table:table-cell>
          <table:table-cell table:style-name="ACE-5" table:formula="of:=[.M16]/MAX([.$M$2:.$M$53])*100" office:value-type="float" office:value="57.401623985009365">
            <text:p>57,40</text:p>
          </table:table-cell>
          <table:table-cell table:style-name="ACE-7" office:value-type="string">
            <text:p>344.99</text:p>
          </table:table-cell>
          <table:table-cell table:style-name="ACE-1"/>
          <table:table-cell table:style-name="ACE-1" office:value-type="string">
            <text:p>1151OC</text:p>
          </table:table-cell>
          <table:table-cell table:style-name="ACE-1" office:value-type="string">
            <text:p>Intel HD 530</text:p>
          </table:table-cell>
          <table:table-cell table:style-name="ACE-1" office:value-type="string">
            <text:p>1.26</text:p>
          </table:table-cell>
          <table:table-cell table:style-name="ACE-1" office:value-type="string">
            <text:p>http://pcpartpicker.com/part/intel-cpu-bx80662i76700k</text:p>
          </table:table-cell>
          <table:table-cell table:style-name="ACE-1" office:value-type="float" office:value="130">
            <text:p>130</text:p>
          </table:table-cell>
          <table:table-cell table:style-name="ACE-1"/>
          <table:table-cell table:style-name="ACE-1" office:value-type="float" office:value="183">
            <text:p>183</text:p>
          </table:table-cell>
          <table:table-cell table:style-name="ACE-15" office:value-type="float" office:value="919">
            <text:p>919</text:p>
          </table:table-cell>
          <table:table-cell table:style-name="ACE-13"/>
          <table:table-cell table:number-columns-repeated="1010" table:style-name="ACE-4"/>
        </table:table-row>
        <table:table-row table:style-name="AROW-1">
          <table:table-cell table:style-name="ACE-2" office:value-type="string">
            <text:p>Xeon E3-1230v5</text:p>
          </table:table-cell>
          <table:table-cell table:style-name="ACE-5" table:formula="of:=[.L17]/MAX([.$L$2:.$L$53])*100" office:value-type="float" office:value="89.175257731958766">
            <text:p>89,18</text:p>
          </table:table-cell>
          <table:table-cell table:style-name="ACE-5" table:formula="of:=[.M17]/MAX([.$M$2:.$M$53])*100" office:value-type="float" office:value="57.401623985009365">
            <text:p>57,40</text:p>
          </table:table-cell>
          <table:table-cell table:style-name="ACE-8" office:value-type="string">
            <text:p>239.99</text:p>
          </table:table-cell>
          <table:table-cell table:style-name="ACE-2"/>
          <table:table-cell table:style-name="ACE-2" office:value-type="string">
            <text:p>C232</text:p>
          </table:table-cell>
          <table:table-cell table:style-name="ACE-2" office:value-type="string">
            <text:p>NA</text:p>
          </table:table-cell>
          <table:table-cell table:style-name="ACE-2" office:value-type="string">
            <text:p>1.0</text:p>
          </table:table-cell>
          <table:table-cell table:style-name="ACE-2" office:value-type="string">
            <text:p>http://pcpartpicker.com/part/intel-cpu-bx80662e31230v5</text:p>
          </table:table-cell>
          <table:table-cell table:style-name="ACE-2" office:value-type="float" office:value="125">
            <text:p>125</text:p>
          </table:table-cell>
          <table:table-cell table:style-name="ACE-2"/>
          <table:table-cell table:style-name="ACE-2" office:value-type="float" office:value="173">
            <text:p>173</text:p>
          </table:table-cell>
          <table:table-cell table:style-name="ACE-16" office:value-type="float" office:value="919">
            <text:p>919</text:p>
          </table:table-cell>
          <table:table-cell table:style-name="ACE-13"/>
          <table:table-cell table:number-columns-repeated="1010" table:style-name="ACE-0"/>
        </table:table-row>
        <table:table-row table:style-name="AROW-1">
          <table:table-cell table:style-name="ACE-1" office:value-type="string">
            <text:p>Core i7 7700k</text:p>
          </table:table-cell>
          <table:table-cell table:style-name="ACE-5" table:formula="of:=[.L18]/MAX([.$L$2:.$L$53])*100" office:value-type="float" office:value="100">
            <text:p>100,00</text:p>
          </table:table-cell>
          <table:table-cell table:style-name="ACE-5" table:formula="of:=[.M18]/MAX([.$M$2:.$M$53])*100" office:value-type="float" office:value="56.277326670830732">
            <text:p>56,28</text:p>
          </table:table-cell>
          <table:table-cell table:style-name="ACE-7"/>
          <table:table-cell table:style-name="ACE-1"/>
          <table:table-cell table:style-name="ACE-1" office:value-type="string">
            <text:p>1151OC</text:p>
          </table:table-cell>
          <table:table-cell table:style-name="ACE-2" office:value-type="string">
            <text:p>Intel HD 630</text:p>
          </table:table-cell>
          <table:table-cell table:style-name="ACE-1" office:value-type="string">
            <text:p>1.2</text:p>
          </table:table-cell>
          <table:table-cell table:style-name="ACE-1" office:value-type="string">
            <text:p>http://pcpartpicker.com/product/VKx9TW/intel-core-i7-7700k-42ghz-quad-core-processor-bx80677i77700k</text:p>
          </table:table-cell>
          <table:table-cell table:style-name="ACE-1" office:value-type="float" office:value="135">
            <text:p>135</text:p>
          </table:table-cell>
          <table:table-cell table:style-name="ACE-1"/>
          <table:table-cell table:style-name="ACE-2" office:value-type="float" office:value="194">
            <text:p>194</text:p>
          </table:table-cell>
          <table:table-cell table:style-name="ACE-15" office:value-type="float" office:value="901">
            <text:p>901</text:p>
          </table:table-cell>
          <table:table-cell table:style-name="ACE-13"/>
          <table:table-cell table:number-columns-repeated="1010" table:style-name="ACE-4"/>
        </table:table-row>
        <table:table-row table:style-name="AROW-0">
          <table:table-cell table:style-name="ACE-2" office:value-type="string">
            <text:p>Core i5 7600k</text:p>
          </table:table-cell>
          <table:table-cell table:style-name="ACE-5" table:formula="of:=[.L19]/MAX([.$L$2:.$L$53])*100" office:value-type="float" office:value="92.783505154639172">
            <text:p>92,78</text:p>
          </table:table-cell>
          <table:table-cell table:style-name="ACE-5" table:formula="of:=[.M19]/MAX([.$M$2:.$M$53])*100" office:value-type="float" office:value="42.16114928169894">
            <text:p>42,16</text:p>
          </table:table-cell>
          <table:table-cell table:style-name="ACE-8"/>
          <table:table-cell table:style-name="ACE-2"/>
          <table:table-cell table:style-name="ACE-1" office:value-type="string">
            <text:p>1151OC</text:p>
          </table:table-cell>
          <table:table-cell table:style-name="ACE-2" office:value-type="string">
            <text:p>Intel HD 630</text:p>
          </table:table-cell>
          <table:table-cell table:style-name="ACE-2" office:value-type="string">
            <text:p>1.2</text:p>
          </table:table-cell>
          <table:table-cell table:style-name="ACE-2" office:value-type="string">
            <text:p>http://pcpartpicker.com/product/dQM323/intel-core-i5-7600k-38ghz-quad-core-processor-bx80677i57600k</text:p>
          </table:table-cell>
          <table:table-cell table:style-name="ACE-2" office:value-type="float" office:value="125">
            <text:p>125</text:p>
          </table:table-cell>
          <table:table-cell table:style-name="ACE-2"/>
          <table:table-cell table:style-name="ACE-2" office:value-type="float" office:value="180">
            <text:p>180</text:p>
          </table:table-cell>
          <table:table-cell table:style-name="ACE-16" office:value-type="float" office:value="675">
            <text:p>675</text:p>
          </table:table-cell>
          <table:table-cell table:style-name="ACE-13"/>
          <table:table-cell table:number-columns-repeated="1010" table:style-name="ACE-0"/>
        </table:table-row>
        <table:table-row table:style-name="AROW-0">
          <table:table-cell table:style-name="ACE-1" office:value-type="string">
            <text:p>Core i5 7500</text:p>
          </table:table-cell>
          <table:table-cell table:style-name="ACE-5" table:formula="of:=[.L20]/MAX([.$L$2:.$L$53])*100" office:value-type="float" office:value="88.659793814432987">
            <text:p>88,66</text:p>
          </table:table-cell>
          <table:table-cell table:style-name="ACE-5" table:formula="of:=[.M20]/MAX([.$M$2:.$M$53])*100" office:value-type="float" office:value="40.974391005621484">
            <text:p>40,97</text:p>
          </table:table-cell>
          <table:table-cell table:style-name="ACE-7"/>
          <table:table-cell table:style-name="ACE-1"/>
          <table:table-cell table:style-name="ACE-1" office:value-type="float" office:value="1151">
            <text:p>1151</text:p>
          </table:table-cell>
          <table:table-cell table:style-name="ACE-2" office:value-type="string">
            <text:p>Intel HD 630</text:p>
          </table:table-cell>
          <table:table-cell table:style-name="ACE-1" office:value-type="string">
            <text:p>1.0</text:p>
          </table:table-cell>
          <table:table-cell table:style-name="ACE-1" office:value-type="string">
            <text:p>http://pcpartpicker.com/product/QbGj4D/intel-core-i5-7500-34ghz-quad-core-processor-bx80677i57500</text:p>
          </table:table-cell>
          <table:table-cell table:style-name="ACE-1" office:value-type="float" office:value="105">
            <text:p>105</text:p>
          </table:table-cell>
          <table:table-cell table:style-name="ACE-1"/>
          <table:table-cell table:style-name="ACE-1" office:value-type="float" office:value="172">
            <text:p>172</text:p>
          </table:table-cell>
          <table:table-cell table:style-name="ACE-15" office:value-type="float" office:value="656">
            <text:p>656</text:p>
          </table:table-cell>
          <table:table-cell table:style-name="ACE-13"/>
          <table:table-cell table:number-columns-repeated="1010" table:style-name="ACE-4"/>
        </table:table-row>
        <table:table-row table:style-name="AROW-0">
          <table:table-cell table:style-name="ACE-2" office:value-type="string">
            <text:p>Core i5 7400</text:p>
          </table:table-cell>
          <table:table-cell table:style-name="ACE-5" table:formula="of:=[.L21]/MAX([.$L$2:.$L$53])*100" office:value-type="float" office:value="84.020618556701038">
            <text:p>84,02</text:p>
          </table:table-cell>
          <table:table-cell table:style-name="ACE-5" table:formula="of:=[.M21]/MAX([.$M$2:.$M$53])*100" office:value-type="float" office:value="38.163647720174893">
            <text:p>38,16</text:p>
          </table:table-cell>
          <table:table-cell table:style-name="ACE-8"/>
          <table:table-cell table:style-name="ACE-2"/>
          <table:table-cell table:style-name="ACE-2" office:value-type="float" office:value="1151">
            <text:p>1151</text:p>
          </table:table-cell>
          <table:table-cell table:style-name="ACE-2" office:value-type="string">
            <text:p>Intel HD 630</text:p>
          </table:table-cell>
          <table:table-cell table:style-name="ACE-2" office:value-type="string">
            <text:p>1.0</text:p>
          </table:table-cell>
          <table:table-cell table:style-name="ACE-2" office:value-type="string">
            <text:p>http://pcpartpicker.com/product/qnM323/intel-core-i5-7400-30ghz-quad-core-processor-bx80677i57400</text:p>
          </table:table-cell>
          <table:table-cell table:style-name="ACE-2" office:value-type="float" office:value="100">
            <text:p>100</text:p>
          </table:table-cell>
          <table:table-cell table:style-name="ACE-2"/>
          <table:table-cell table:style-name="ACE-2" office:value-type="float" office:value="163">
            <text:p>163</text:p>
          </table:table-cell>
          <table:table-cell table:style-name="ACE-16" office:value-type="float" office:value="611">
            <text:p>611</text:p>
          </table:table-cell>
          <table:table-cell table:style-name="ACE-13"/>
          <table:table-cell table:number-columns-repeated="1010" table:style-name="ACE-0"/>
        </table:table-row>
        <table:table-row table:style-name="AROW-1">
          <table:table-cell table:style-name="ACE-2" office:value-type="string">
            <text:p>A8-7650K</text:p>
          </table:table-cell>
          <table:table-cell table:style-name="ACE-5" table:formula="of:=[.L22]/MAX([.$L$2:.$L$53])*100" office:value-type="float" office:value="44.329896907216494">
            <text:p>44,33</text:p>
          </table:table-cell>
          <table:table-cell table:style-name="ACE-5" table:formula="of:=[.M22]/MAX([.$M$2:.$M$53])*100" office:value-type="float" office:value="18.238600874453468">
            <text:p>18,24</text:p>
          </table:table-cell>
          <table:table-cell table:style-name="ACE-8" office:value-type="string">
            <text:p>102.89</text:p>
          </table:table-cell>
          <table:table-cell table:style-name="ACE-2"/>
          <table:table-cell table:style-name="ACE-2" office:value-type="string">
            <text:p>FM2+</text:p>
          </table:table-cell>
          <table:table-cell table:style-name="ACE-2" office:value-type="string">
            <text:p>Radeon R7 720</text:p>
          </table:table-cell>
          <table:table-cell table:style-name="ACE-2" office:value-type="string">
            <text:p>1.18</text:p>
          </table:table-cell>
          <table:table-cell table:style-name="ACE-2" office:value-type="string">
            <text:p>http://pcpartpicker.com/part/amd-cpu-ad765kxbjabox</text:p>
          </table:table-cell>
          <table:table-cell table:style-name="ACE-2" office:value-type="float" office:value="94">
            <text:p>94</text:p>
          </table:table-cell>
          <table:table-cell table:style-name="ACE-2"/>
          <table:table-cell table:style-name="ACE-1" office:value-type="float" office:value="86">
            <text:p>86</text:p>
          </table:table-cell>
          <table:table-cell table:style-name="ACE-15" office:value-type="float" office:value="292">
            <text:p>292</text:p>
          </table:table-cell>
          <table:table-cell table:style-name="ACE-13"/>
          <table:table-cell table:style-name="ACE-12"/>
          <table:table-cell table:number-columns-repeated="1009" table:style-name="ACE-4"/>
        </table:table-row>
        <table:table-row table:style-name="AROW-1">
          <table:table-cell table:style-name="ACE-1" office:value-type="string">
            <text:p>A8-7670K</text:p>
          </table:table-cell>
          <table:table-cell table:style-name="ACE-5" table:formula="of:=[.L23]/MAX([.$L$2:.$L$53])*100" office:value-type="float" office:value="44.845360824742272">
            <text:p>44,85</text:p>
          </table:table-cell>
          <table:table-cell table:style-name="ACE-5" table:formula="of:=[.M23]/MAX([.$M$2:.$M$53])*100" office:value-type="float" office:value="18.488444722048719">
            <text:p>18,49</text:p>
          </table:table-cell>
          <table:table-cell table:style-name="ACE-7" office:value-type="string">
            <text:p>79.99</text:p>
          </table:table-cell>
          <table:table-cell table:style-name="ACE-1"/>
          <table:table-cell table:style-name="ACE-1" office:value-type="string">
            <text:p>FM2+</text:p>
          </table:table-cell>
          <table:table-cell table:style-name="ACE-1" office:value-type="string">
            <text:p>Radeon R7 720</text:p>
          </table:table-cell>
          <table:table-cell table:style-name="ACE-1" office:value-type="string">
            <text:p>1.18</text:p>
          </table:table-cell>
          <table:table-cell table:style-name="ACE-1" office:value-type="string">
            <text:p>http://pcpartpicker.com/part/amd-cpu-ad767kxbjcbox</text:p>
          </table:table-cell>
          <table:table-cell table:style-name="ACE-1" office:value-type="float" office:value="96">
            <text:p>96</text:p>
          </table:table-cell>
          <table:table-cell table:style-name="ACE-1"/>
          <table:table-cell table:style-name="ACE-2" office:value-type="float" office:value="87">
            <text:p>87</text:p>
          </table:table-cell>
          <table:table-cell table:style-name="ACE-16" office:value-type="float" office:value="296">
            <text:p>296</text:p>
          </table:table-cell>
          <table:table-cell table:style-name="ACE-13"/>
          <table:table-cell table:number-columns-repeated="1010" table:style-name="ACE-0"/>
        </table:table-row>
        <table:table-row table:style-name="AROW-1">
          <table:table-cell table:style-name="ACE-2" office:value-type="string">
            <text:p>A10-7800</text:p>
          </table:table-cell>
          <table:table-cell table:style-name="ACE-5" table:formula="of:=[.L24]/MAX([.$L$2:.$L$53])*100" office:value-type="float" office:value="45.876288659793815">
            <text:p>45,88</text:p>
          </table:table-cell>
          <table:table-cell table:style-name="ACE-5" table:formula="of:=[.M24]/MAX([.$M$2:.$M$53])*100" office:value-type="float" office:value="18.863210493441599">
            <text:p>18,86</text:p>
          </table:table-cell>
          <table:table-cell table:style-name="ACE-9" office:value-type="string">
            <text:p>109.99</text:p>
          </table:table-cell>
          <table:table-cell table:style-name="ACE-2"/>
          <table:table-cell table:style-name="ACE-2" office:value-type="string">
            <text:p>FM2+</text:p>
          </table:table-cell>
          <table:table-cell table:style-name="ACE-2" office:value-type="string">
            <text:p>Radeon R7 720</text:p>
          </table:table-cell>
          <table:table-cell table:style-name="ACE-2" office:value-type="string">
            <text:p>1.18</text:p>
          </table:table-cell>
          <table:table-cell table:style-name="ACE-2" office:value-type="string">
            <text:p>http://pcpartpicker.com/part/amd-cpu-ad7800ybjabox</text:p>
          </table:table-cell>
          <table:table-cell table:style-name="ACE-2" office:value-type="float" office:value="97">
            <text:p>97</text:p>
          </table:table-cell>
          <table:table-cell table:style-name="ACE-2"/>
          <table:table-cell table:style-name="ACE-1" office:value-type="float" office:value="89">
            <text:p>89</text:p>
          </table:table-cell>
          <table:table-cell table:style-name="ACE-15" office:value-type="float" office:value="302">
            <text:p>302</text:p>
          </table:table-cell>
          <table:table-cell table:style-name="ACE-13"/>
          <table:table-cell table:number-columns-repeated="1010" table:style-name="ACE-4"/>
        </table:table-row>
        <table:table-row table:style-name="AROW-1">
          <table:table-cell table:style-name="ACE-1" office:value-type="string">
            <text:p>A10-7850K</text:p>
          </table:table-cell>
          <table:table-cell table:style-name="ACE-5" table:formula="of:=[.L25]/MAX([.$L$2:.$L$53])*100" office:value-type="float" office:value="46.391752577319586">
            <text:p>46,39</text:p>
          </table:table-cell>
          <table:table-cell table:style-name="ACE-5" table:formula="of:=[.M25]/MAX([.$M$2:.$M$53])*100" office:value-type="float" office:value="19.42535915053092">
            <text:p>19,43</text:p>
          </table:table-cell>
          <table:table-cell table:style-name="ACE-7" office:value-type="string">
            <text:p>114.99</text:p>
          </table:table-cell>
          <table:table-cell table:style-name="ACE-1"/>
          <table:table-cell table:style-name="ACE-1" office:value-type="string">
            <text:p>FM2+</text:p>
          </table:table-cell>
          <table:table-cell table:style-name="ACE-1" office:value-type="string">
            <text:p>Radeon R7 720</text:p>
          </table:table-cell>
          <table:table-cell table:style-name="ACE-1" office:value-type="string">
            <text:p>1.17</text:p>
          </table:table-cell>
          <table:table-cell table:style-name="ACE-1" office:value-type="string">
            <text:p>http://pcpartpicker.com/part/amd-cpu-ad785kxbjabox</text:p>
          </table:table-cell>
          <table:table-cell table:style-name="ACE-1" office:value-type="float" office:value="100">
            <text:p>100</text:p>
          </table:table-cell>
          <table:table-cell table:style-name="ACE-1"/>
          <table:table-cell table:style-name="ACE-2" office:value-type="float" office:value="90">
            <text:p>90</text:p>
          </table:table-cell>
          <table:table-cell table:style-name="ACE-16" office:value-type="float" office:value="311">
            <text:p>311</text:p>
          </table:table-cell>
          <table:table-cell table:style-name="ACE-13"/>
          <table:table-cell table:number-columns-repeated="1010" table:style-name="ACE-0"/>
        </table:table-row>
        <table:table-row table:style-name="AROW-1">
          <table:table-cell table:style-name="ACE-2" office:value-type="string">
            <text:p>i7-5820K</text:p>
          </table:table-cell>
          <table:table-cell table:style-name="ACE-5" table:formula="of:=[.L26]/MAX([.$L$2:.$L$53])*100" office:value-type="float" office:value="72.164948453608247">
            <text:p>72,16</text:p>
          </table:table-cell>
          <table:table-cell table:style-name="ACE-5" table:formula="of:=[.M26]/MAX([.$M$2:.$M$53])*100" office:value-type="float" office:value="65.584009993753895">
            <text:p>65,58</text:p>
          </table:table-cell>
          <table:table-cell table:style-name="ACE-8" office:value-type="string">
            <text:p>369.99</text:p>
          </table:table-cell>
          <table:table-cell table:style-name="ACE-2"/>
          <table:table-cell table:style-name="ACE-2" office:value-type="string">
            <text:p>X99</text:p>
          </table:table-cell>
          <table:table-cell table:style-name="ACE-2" office:value-type="string">
            <text:p>NA</text:p>
          </table:table-cell>
          <table:table-cell table:style-name="ACE-2" office:value-type="string">
            <text:p>1.40</text:p>
          </table:table-cell>
          <table:table-cell table:style-name="ACE-2" office:value-type="string">
            <text:p>http://pcpartpicker.com/part/intel-cpu-bx80648i75820k</text:p>
          </table:table-cell>
          <table:table-cell table:style-name="ACE-2" office:value-type="float" office:value="148">
            <text:p>148</text:p>
          </table:table-cell>
          <table:table-cell table:style-name="ACE-2"/>
          <table:table-cell table:style-name="ACE-1" office:value-type="float" office:value="140">
            <text:p>140</text:p>
          </table:table-cell>
          <table:table-cell table:style-name="ACE-15" office:value-type="float" office:value="1050">
            <text:p>1050</text:p>
          </table:table-cell>
          <table:table-cell table:style-name="ACE-13"/>
          <table:table-cell table:number-columns-repeated="1010" table:style-name="ACE-4"/>
        </table:table-row>
        <table:table-row table:style-name="AROW-1">
          <table:table-cell table:style-name="ACE-3" office:value-type="string">
            <text:p>Celeron G3930</text:p>
          </table:table-cell>
          <table:table-cell table:style-name="ACE-6" table:formula="of:=[.L27]/MAX([.$L$2:.$L$53])*100" office:value-type="float" office:value="64.432989690721655">
            <text:p>64,43</text:p>
          </table:table-cell>
          <table:table-cell table:style-name="ACE-6" table:formula="of:=[.M27]/MAX([.$M$2:.$M$53])*100" office:value-type="float" office:value="15.61524047470331">
            <text:p>15,62</text:p>
          </table:table-cell>
          <table:table-cell table:number-columns-repeated="2" table:style-name="ACE-3"/>
          <table:table-cell table:style-name="ACE-3" office:value-type="float" office:value="1151">
            <text:p>1151</text:p>
          </table:table-cell>
          <table:table-cell table:style-name="ACE-3" office:value-type="string">
            <text:p>Intel HD</text:p>
          </table:table-cell>
          <table:table-cell table:style-name="ACE-3" office:value-type="string">
            <text:p>1.0</text:p>
          </table:table-cell>
          <table:table-cell table:style-name="ACE-3" office:value-type="string">
            <text:p>http://pcpartpicker.com/product/WqVBD3/intel-celeron-g3930-29ghz-dual-core-processor-bx80677g3930</text:p>
          </table:table-cell>
          <table:table-cell table:style-name="ACE-3" office:value-type="float" office:value="62">
            <text:p>62</text:p>
          </table:table-cell>
          <table:table-cell table:style-name="ACE-3"/>
          <table:table-cell table:style-name="ACE-3" office:value-type="float" office:value="125">
            <text:p>125</text:p>
          </table:table-cell>
          <table:table-cell table:style-name="ACE-14" office:value-type="float" office:value="250">
            <text:p>250</text:p>
          </table:table-cell>
          <table:table-cell table:style-name="ACE-13"/>
          <table:table-cell table:number-columns-repeated="1010" table:style-name="ACE-0"/>
        </table:table-row>
        <table:table-row table:style-name="AROW-0">
          <table:table-cell table:number-columns-repeated="11" table:style-name="ACE-0"/>
          <table:table-cell table:number-columns-repeated="1013" table:style-name="ACE-4"/>
        </table:table-row>
        <table:table-row table:style-name="AROW-0">
          <table:table-cell table:number-columns-repeated="3" table:style-name="ACE-0"/>
          <table:table-cell table:style-name="ACE-10"/>
          <table:table-cell table:number-columns-repeated="1020" table:style-name="ACE-0"/>
        </table:table-row>
        <table:table-row table:style-name="AROW-1">
          <table:table-cell table:number-columns-repeated="11" table:style-name="ACE-0"/>
          <table:table-cell table:number-columns-repeated="1013" table:style-name="ACE-4"/>
        </table:table-row>
        <table:table-row table:style-name="AROW-1">
          <table:table-cell table:number-columns-repeated="5" table:style-name="ACE-0"/>
          <table:table-cell table:style-name="ACE-10"/>
          <table:table-cell table:number-columns-repeated="1018" table:style-name="ACE-0"/>
        </table:table-row>
        <table:table-row table:style-name="AROW-1">
          <table:table-cell table:number-columns-repeated="11" table:style-name="ACE-0"/>
          <table:table-cell table:number-columns-repeated="1013" table:style-name="ACE-4"/>
        </table:table-row>
        <table:table-row table:style-name="AROW-1">
          <table:table-cell table:number-columns-repeated="1024"/>
        </table:table-row>
        <table:table-row table:style-name="AROW-1">
          <table:table-cell table:number-columns-repeated="11" table:style-name="ACE-0"/>
          <table:table-cell table:number-columns-repeated="1013" table:style-name="ACE-4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11" table:style-name="ACE-0"/>
          <table:table-cell table:number-columns-repeated="1013" table:style-name="ACE-4"/>
        </table:table-row>
        <table:table-row table:style-name="AROW-0">
          <table:table-cell table:number-columns-repeated="1024"/>
        </table:table-row>
        <table:table-row table:style-name="AROW-0">
          <table:table-cell table:number-columns-repeated="11" table:style-name="ACE-0"/>
          <table:table-cell table:number-columns-repeated="1013" table:style-name="ACE-4"/>
        </table:table-row>
        <table:table-row table:style-name="AROW-0" table:number-rows-repeated="1048525">
          <table:table-cell table:number-columns-repeated="1024"/>
        </table:table-row>
        <table:table-row table:style-name="AROW-0" table:number-rows-repeated="13">
          <table:table-cell table:number-columns-repeated="11" table:style-name="ACE-11"/>
          <table:table-cell table:number-columns-repeated="1013" table:style-name="ACE-0"/>
        </table:table-row>
        <table:named-expressions>
          <table:named-expression table:name="Print_Area" table:expression="of:=#ODWOŁANIE!" table:base-cell-address="$'CPUs'.$A$1"/>
          <table:named-expression table:name="Sheet_Title" table:expression="of:=&quot;CPUs&quot;" table:base-cell-address="$'CPUs'.$A$1"/>
        </table:named-expressions>
        <gnm:selections gnm:cursor-col="14" gnm:cursor-row="15">
          <gnm:selection gnm:start-col="14" gnm:start-row="15" gnm:end-col="14" gnm:end-row="15"/>
        </gnm:selections>
      </table:table>
      <table:table table:name="Performance" table:style-name="ta-1" table:print="true">
        <office:forms form:automatic-focus="false" form:apply-design-mode="false">
          <form:form/>
        </office:forms>
        <table:table-column table:default-cell-style-name="ACE-17" table:style-name="ACOL-0"/>
        <table:table-column table:default-cell-style-name="ACE-17" table:style-name="ACOL-9"/>
        <table:table-column table:default-cell-style-name="ACE-17" table:style-name="ACOL-10"/>
        <table:table-column table:default-cell-style-name="ACE-17" table:style-name="ACOL-11"/>
        <table:table-column table:default-cell-style-name="ACE-17" table:style-name="ACOL-12"/>
        <table:table-column table:default-cell-style-name="ACE-17" table:style-name="ACOL-13"/>
        <table:table-column table:default-cell-style-name="ACE-17" table:style-name="ACOL-0" table:number-columns-repeated="2"/>
        <table:table-column table:default-cell-style-name="ACE-17" table:style-name="ACOL-0" table:number-columns-repeated="1016"/>
        <table:table-row table:style-name="AROW-0">
          <table:table-cell table:style-name="ACE-17" office:value-type="string">
            <text:p>Name</text:p>
          </table:table-cell>
          <table:table-cell table:style-name="ACE-17" office:value-type="string">
            <text:p>PDF [lower is better]</text:p>
          </table:table-cell>
          <table:table-cell table:style-name="ACE-17" office:value-type="string">
            <text:p>Word [in s, lower is BETTER]</text:p>
          </table:table-cell>
          <table:table-cell table:style-name="ACE-17" office:value-type="string">
            <text:p>Blender [in s, lower is better]</text:p>
          </table:table-cell>
          <table:table-cell table:style-name="ACE-17" office:value-type="string">
            <text:p>3d mark physics</text:p>
          </table:table-cell>
          <table:table-cell table:style-name="ACE-17" office:value-type="string">
            <text:p>Cinebench R15</text:p>
          </table:table-cell>
          <table:table-cell table:style-name="ACE-17" office:value-type="string">
            <text:p>Single</text:p>
          </table:table-cell>
          <table:table-cell table:style-name="ACE-17" office:value-type="string">
            <text:p>Multi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7-6700k</text:p>
          </table:table-cell>
          <table:table-cell table:style-name="ACE-17" office:value-type="float" office:value="18.100000000000001">
            <text:p>18.1</text:p>
          </table:table-cell>
          <table:table-cell table:style-name="ACE-17" office:value-type="float" office:value="28.600000000000001">
            <text:p>28.6</text:p>
          </table:table-cell>
          <table:table-cell table:style-name="ACE-20" office:value-type="float" office:value="137">
            <text:p>137</text:p>
          </table:table-cell>
          <table:table-cell table:style-name="ACE-17" office:value-type="float" office:value="12900">
            <text:p>12900</text:p>
          </table:table-cell>
          <table:table-cell table:style-name="ACE-17" office:value-type="float" office:value="890">
            <text:p>890</text:p>
          </table:table-cell>
          <table:table-cell table:style-name="ACE-17" office:value-type="float" office:value="100">
            <text:p>100</text:p>
          </table:table-cell>
          <table:table-cell table:style-name="ACE-17" office:value-type="float" office:value="100">
            <text:p>100</text:p>
          </table:table-cell>
          <table:table-cell table:number-columns-repeated="1016" table:style-name="ACE-17"/>
        </table:table-row>
        <table:table-row table:style-name="AROW-3">
          <table:table-cell table:style-name="ACE-17" office:value-type="string">
            <text:p>i7-4790k</text:p>
          </table:table-cell>
          <table:table-cell table:style-name="ACE-19" office:value-type="float" office:value="19.399999999999999">
            <text:p>19.4</text:p>
          </table:table-cell>
          <table:table-cell table:style-name="ACE-17" office:value-type="float" office:value="29.300000000000001">
            <text:p>29.3</text:p>
          </table:table-cell>
          <table:table-cell table:style-name="ACE-19" office:value-type="float" office:value="151.5">
            <text:p>151.5</text:p>
          </table:table-cell>
          <table:table-cell table:style-name="ACE-21" office:value-type="float" office:value="11995">
            <text:p>11995</text:p>
          </table:table-cell>
          <table:table-cell table:style-name="ACE-17" office:value-type="float" office:value="840">
            <text:p>840</text:p>
          </table:table-cell>
          <table:table-cell table:style-name="ACE-18" table:formula="of:=([.$B$2]/[.B3]*100/2)+([.$C$2]/[.C3]*100/2)" office:value-type="float" office:value="95.454945286935725">
            <text:p>95.45</text:p>
          </table:table-cell>
          <table:table-cell table:style-name="ACE-18" table:formula="of:=([.F3]/[.$F$2]*[.$G$2]/3)+([.E3]/[.$E$2]*[.$G$2]/3)+([.$D$2]/[.D3]*[.$G$2]/3)" office:value-type="float" office:value="92.598520500077186">
            <text:p>92.60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5-6600k</text:p>
          </table:table-cell>
          <table:table-cell table:style-name="ACE-17" office:value-type="float" office:value="20.100000000000001">
            <text:p>20.1</text:p>
          </table:table-cell>
          <table:table-cell table:style-name="ACE-17" office:value-type="float" office:value="32.700000000000003">
            <text:p>32.7</text:p>
          </table:table-cell>
          <table:table-cell table:style-name="ACE-17" office:value-type="float" office:value="205">
            <text:p>205</text:p>
          </table:table-cell>
          <table:table-cell table:style-name="ACE-17" office:value-type="float" office:value="8167">
            <text:p>8167</text:p>
          </table:table-cell>
          <table:table-cell table:style-name="ACE-17" office:value-type="float" office:value="611">
            <text:p>611</text:p>
          </table:table-cell>
          <table:table-cell table:style-name="ACE-18" table:formula="of:=([.$B$2]/[.B4]*100/2)+([.$C$2]/[.C4]*100/2)" office:value-type="float" office:value="88.755762472043443">
            <text:p>88.76</text:p>
          </table:table-cell>
          <table:table-cell table:style-name="ACE-18" table:formula="of:=([.F4]/[.$F$2]*[.$G$2]/3)+([.E4]/[.$E$2]*[.$G$2]/3)+([.$D$2]/[.D4]*[.$G$2]/3)" office:value-type="float" office:value="66.263677068440401">
            <text:p>66.26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7-4790</text:p>
          </table:table-cell>
          <table:table-cell table:style-name="ACE-17" office:value-type="float" office:value="21.5">
            <text:p>21.5</text:p>
          </table:table-cell>
          <table:table-cell table:style-name="ACE-17" office:value-type="float" office:value="33">
            <text:p>33</text:p>
          </table:table-cell>
          <table:table-cell table:style-name="ACE-17" office:value-type="float" office:value="167.5">
            <text:p>167.5</text:p>
          </table:table-cell>
          <table:table-cell table:style-name="ACE-17" office:value-type="float" office:value="11000">
            <text:p>11000</text:p>
          </table:table-cell>
          <table:table-cell table:style-name="ACE-17" office:value-type="float" office:value="800">
            <text:p>800</text:p>
          </table:table-cell>
          <table:table-cell table:style-name="ACE-18" table:formula="of:=([.$B$2]/[.B5]*100/2)+([.$C$2]/[.C5]*100/2)" office:value-type="float" office:value="85.426356589147289">
            <text:p>85.43</text:p>
          </table:table-cell>
          <table:table-cell table:style-name="ACE-18" table:formula="of:=([.F5]/[.$F$2]*[.$G$2]/3)+([.E5]/[.$E$2]*[.$G$2]/3)+([.$D$2]/[.D5]*[.$G$2]/3)" office:value-type="float" office:value="85.650001018338315">
            <text:p>85.65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5-4690k</text:p>
          </table:table-cell>
          <table:table-cell table:number-columns-repeated="5" table:style-name="ACE-17"/>
          <table:table-cell table:style-name="ACE-18" table:formula="of:=([.$B$2]/[.B6]*100/2)+([.$C$2]/[.C6]*100/2)" office:value-type="string" office:string-value="#DZIEL/0!">
            <text:p>#DZIEL/0!</text:p>
          </table:table-cell>
          <table:table-cell table:style-name="ACE-18" table:formula="of:=([.F6]/[.$F$2]*[.$G$2]/3)+([.E6]/[.$E$2]*[.$G$2]/3)+([.$D$2]/[.D6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FX-8350</text:p>
          </table:table-cell>
          <table:table-cell table:style-name="ACE-17" office:value-type="float" office:value="24">
            <text:p>24</text:p>
          </table:table-cell>
          <table:table-cell table:style-name="ACE-17" office:value-type="float" office:value="46.5">
            <text:p>46.5</text:p>
          </table:table-cell>
          <table:table-cell table:style-name="ACE-17" office:value-type="float" office:value="241.5">
            <text:p>241.5</text:p>
          </table:table-cell>
          <table:table-cell table:style-name="ACE-19" office:value-type="float" office:value="7852">
            <text:p>7852</text:p>
          </table:table-cell>
          <table:table-cell table:style-name="ACE-17" office:value-type="float" office:value="633">
            <text:p>633</text:p>
          </table:table-cell>
          <table:table-cell table:style-name="ACE-18" table:formula="of:=([.$B$2]/[.B7]*100/2)+([.$C$2]/[.C7]*100/2)" office:value-type="float" office:value="68.461021505376351">
            <text:p>68.46</text:p>
          </table:table-cell>
          <table:table-cell table:style-name="ACE-18" table:formula="of:=([.F7]/[.$F$2]*[.$G$2]/3)+([.E7]/[.$E$2]*[.$G$2]/3)+([.$D$2]/[.D7]*[.$G$2]/3)" office:value-type="float" office:value="62.90686367593014">
            <text:p>62.91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FX-9590</text:p>
          </table:table-cell>
          <table:table-cell table:style-name="ACE-17" office:value-type="float" office:value="21.800000000000001">
            <text:p>21.8</text:p>
          </table:table-cell>
          <table:table-cell table:style-name="ACE-17" office:value-type="float" office:value="40">
            <text:p>40</text:p>
          </table:table-cell>
          <table:table-cell table:style-name="ACE-17" office:value-type="float" office:value="192.5">
            <text:p>192.5</text:p>
          </table:table-cell>
          <table:table-cell table:style-name="ACE-19" office:value-type="float" office:value="9250">
            <text:p>9250</text:p>
          </table:table-cell>
          <table:table-cell table:style-name="ACE-17" office:value-type="float" office:value="750">
            <text:p>750</text:p>
          </table:table-cell>
          <table:table-cell table:style-name="ACE-18" table:formula="of:=([.$B$2]/[.B8]*100/2)+([.$C$2]/[.C8]*100/2)" office:value-type="float" office:value="77.263761467889907">
            <text:p>77.26</text:p>
          </table:table-cell>
          <table:table-cell table:style-name="ACE-18" table:formula="of:=([.F8]/[.$F$2]*[.$G$2]/3)+([.E8]/[.$E$2]*[.$G$2]/3)+([.$D$2]/[.D8]*[.$G$2]/3)" office:value-type="float" office:value="75.714640148922882">
            <text:p>75.71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5-4460</text:p>
          </table:table-cell>
          <table:table-cell table:number-columns-repeated="5" table:style-name="ACE-17"/>
          <table:table-cell table:style-name="ACE-18" table:formula="of:=([.$B$2]/[.B9]*100/2)+([.$C$2]/[.C9]*100/2)" office:value-type="string" office:string-value="#DZIEL/0!">
            <text:p>#DZIEL/0!</text:p>
          </table:table-cell>
          <table:table-cell table:style-name="ACE-18" table:formula="of:=([.F9]/[.$F$2]*[.$G$2]/3)+([.E9]/[.$E$2]*[.$G$2]/3)+([.$D$2]/[.D9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5-4590</text:p>
          </table:table-cell>
          <table:table-cell table:number-columns-repeated="5" table:style-name="ACE-17"/>
          <table:table-cell table:style-name="ACE-18" table:formula="of:=([.$B$2]/[.B10]*100/2)+([.$C$2]/[.C10]*100/2)" office:value-type="string" office:string-value="#DZIEL/0!">
            <text:p>#DZIEL/0!</text:p>
          </table:table-cell>
          <table:table-cell table:style-name="ACE-18" table:formula="of:=([.F10]/[.$F$2]*[.$G$2]/3)+([.E10]/[.$E$2]*[.$G$2]/3)+([.$D$2]/[.D10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7-5820k</text:p>
          </table:table-cell>
          <table:table-cell table:style-name="ACE-17" office:value-type="float" office:value="20.199999999999999">
            <text:p>20.2</text:p>
          </table:table-cell>
          <table:table-cell table:style-name="ACE-17" office:value-type="float" office:value="32">
            <text:p>32</text:p>
          </table:table-cell>
          <table:table-cell table:style-name="ACE-17" office:value-type="float" office:value="139">
            <text:p>139</text:p>
          </table:table-cell>
          <table:table-cell table:style-name="ACE-19" office:value-type="float" office:value="13457">
            <text:p>13457</text:p>
          </table:table-cell>
          <table:table-cell table:style-name="ACE-19" office:value-type="float" office:value="1020">
            <text:p>1020</text:p>
          </table:table-cell>
          <table:table-cell table:style-name="ACE-18" table:formula="of:=([.$B$2]/[.B11]*100/2)+([.$C$2]/[.C11]*100/2)" office:value-type="float" office:value="89.489480198019805">
            <text:p>89.49</text:p>
          </table:table-cell>
          <table:table-cell table:style-name="ACE-18" table:formula="of:=([.F11]/[.$F$2]*[.$G$2]/3)+([.E11]/[.$E$2]*[.$G$2]/3)+([.$D$2]/[.D11]*[.$G$2]/3)" office:value-type="float" office:value="105.82857403651158">
            <text:p>105.83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7-5930k</text:p>
          </table:table-cell>
          <table:table-cell table:style-name="ACE-17" office:value-type="float" office:value="19.800000000000001">
            <text:p>19.8</text:p>
          </table:table-cell>
          <table:table-cell table:style-name="ACE-17" office:value-type="float" office:value="31.5">
            <text:p>31.5</text:p>
          </table:table-cell>
          <table:table-cell table:style-name="ACE-17" office:value-type="float" office:value="133">
            <text:p>133</text:p>
          </table:table-cell>
          <table:table-cell table:style-name="ACE-19" office:value-type="float" office:value="14509">
            <text:p>14509</text:p>
          </table:table-cell>
          <table:table-cell table:style-name="ACE-19" office:value-type="float" office:value="1075">
            <text:p>1075</text:p>
          </table:table-cell>
          <table:table-cell table:style-name="ACE-18" table:formula="of:=([.$B$2]/[.B12]*100/2)+([.$C$2]/[.C12]*100/2)" office:value-type="float" office:value="91.103896103896105">
            <text:p>91.10</text:p>
          </table:table-cell>
          <table:table-cell table:style-name="ACE-18" table:formula="of:=([.F12]/[.$F$2]*[.$G$2]/3)+([.E12]/[.$E$2]*[.$G$2]/3)+([.$D$2]/[.D12]*[.$G$2]/3)" office:value-type="float" office:value="112.08896795599311">
            <text:p>112.09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7-5960x</text:p>
          </table:table-cell>
          <table:table-cell table:style-name="ACE-17" office:value-type="float" office:value="20.899999999999999">
            <text:p>20.9</text:p>
          </table:table-cell>
          <table:table-cell table:style-name="ACE-17" office:value-type="float" office:value="34">
            <text:p>34</text:p>
          </table:table-cell>
          <table:table-cell table:style-name="ACE-17" office:value-type="float" office:value="97">
            <text:p>97</text:p>
          </table:table-cell>
          <table:table-cell table:style-name="ACE-19" office:value-type="float" office:value="15372">
            <text:p>15372</text:p>
          </table:table-cell>
          <table:table-cell table:style-name="ACE-17" office:value-type="float" office:value="1320">
            <text:p>1320</text:p>
          </table:table-cell>
          <table:table-cell table:style-name="ACE-18" table:formula="of:=([.$B$2]/[.B13]*100/2)+([.$C$2]/[.C13]*100/2)" office:value-type="float" office:value="85.360258936110341">
            <text:p>85.36</text:p>
          </table:table-cell>
          <table:table-cell table:style-name="ACE-18" table:formula="of:=([.F13]/[.$F$2]*[.$G$2]/3)+([.E13]/[.$E$2]*[.$G$2]/3)+([.$D$2]/[.D13]*[.$G$2]/3)" office:value-type="float" office:value="136.23817028043644">
            <text:p>136.24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G3220</text:p>
          </table:table-cell>
          <table:table-cell table:style-name="ACE-17" office:value-type="float" office:value="24.100000000000001">
            <text:p>24.1</text:p>
          </table:table-cell>
          <table:table-cell table:style-name="ACE-17" office:value-type="float" office:value="43.5">
            <text:p>43.5</text:p>
          </table:table-cell>
          <table:table-cell table:style-name="ACE-17" office:value-type="float" office:value="531">
            <text:p>531</text:p>
          </table:table-cell>
          <table:table-cell table:style-name="ACE-17" office:value-type="float" office:value="3059">
            <text:p>3059</text:p>
          </table:table-cell>
          <table:table-cell table:style-name="ACE-17" office:value-type="float" office:value="229">
            <text:p>229</text:p>
          </table:table-cell>
          <table:table-cell table:style-name="ACE-18" table:formula="of:=([.$B$2]/[.B14]*100/2)+([.$C$2]/[.C14]*100/2)" office:value-type="float" office:value="70.425430438307814">
            <text:p>70.43</text:p>
          </table:table-cell>
          <table:table-cell table:style-name="ACE-18" table:formula="of:=([.F14]/[.$F$2]*[.$G$2]/3)+([.E14]/[.$E$2]*[.$G$2]/3)+([.$D$2]/[.D14]*[.$G$2]/3)" office:value-type="float" office:value="25.081297340353203">
            <text:p>25.08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7-6700</text:p>
          </table:table-cell>
          <table:table-cell table:style-name="ACE-17" office:value-type="float" office:value="18.699999999999999">
            <text:p>18.7</text:p>
          </table:table-cell>
          <table:table-cell table:style-name="ACE-17" office:value-type="float" office:value="28.899999999999999">
            <text:p>28.9</text:p>
          </table:table-cell>
          <table:table-cell table:style-name="ACE-17" office:value-type="float" office:value="146">
            <text:p>146</text:p>
          </table:table-cell>
          <table:table-cell table:style-name="ACE-19" office:value-type="float" office:value="11437">
            <text:p>11437</text:p>
          </table:table-cell>
          <table:table-cell table:style-name="ACE-17" office:value-type="float" office:value="813">
            <text:p>813</text:p>
          </table:table-cell>
          <table:table-cell table:style-name="ACE-18" table:formula="of:=([.$B$2]/[.B15]*100/2)+([.$C$2]/[.C15]*100/2)" office:value-type="float" office:value="97.87669078326519">
            <text:p>97.88</text:p>
          </table:table-cell>
          <table:table-cell table:style-name="ACE-18" table:formula="of:=([.F15]/[.$F$2]*[.$G$2]/3)+([.E15]/[.$E$2]*[.$G$2]/3)+([.$D$2]/[.D15]*[.$G$2]/3)" office:value-type="float" office:value="91.280948591259971">
            <text:p>91.28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FX-6300</text:p>
          </table:table-cell>
          <table:table-cell table:style-name="ACE-17" office:value-type="float" office:value="25">
            <text:p>25</text:p>
          </table:table-cell>
          <table:table-cell table:style-name="ACE-17" office:value-type="float" office:value="51.5">
            <text:p>51.5</text:p>
          </table:table-cell>
          <table:table-cell table:style-name="ACE-17" office:value-type="float" office:value="314">
            <text:p>314</text:p>
          </table:table-cell>
          <table:table-cell table:style-name="ACE-17" office:value-type="float" office:value="5474">
            <text:p>5474</text:p>
          </table:table-cell>
          <table:table-cell table:style-name="ACE-17" office:value-type="float" office:value="409">
            <text:p>409</text:p>
          </table:table-cell>
          <table:table-cell table:style-name="ACE-18" table:formula="of:=([.$B$2]/[.B16]*100/2)+([.$C$2]/[.C16]*100/2)" office:value-type="float" office:value="63.966990291262142">
            <text:p>63.97</text:p>
          </table:table-cell>
          <table:table-cell table:style-name="ACE-18" table:formula="of:=([.F16]/[.$F$2]*[.$G$2]/3)+([.E16]/[.$E$2]*[.$G$2]/3)+([.$D$2]/[.D16]*[.$G$2]/3)" office:value-type="float" office:value="44.006579318438241">
            <text:p>44.01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fx-4300</text:p>
          </table:table-cell>
          <table:table-cell table:style-name="ACE-17" office:value-type="float" office:value="25">
            <text:p>25</text:p>
          </table:table-cell>
          <table:table-cell table:style-name="ACE-17" office:value-type="float" office:value="50">
            <text:p>50</text:p>
          </table:table-cell>
          <table:table-cell table:style-name="ACE-17" office:value-type="float" office:value="425">
            <text:p>425</text:p>
          </table:table-cell>
          <table:table-cell table:style-name="ACE-17" office:value-type="float" office:value="4120">
            <text:p>4120</text:p>
          </table:table-cell>
          <table:table-cell table:style-name="ACE-17" office:value-type="float" office:value="300">
            <text:p>300</text:p>
          </table:table-cell>
          <table:table-cell table:style-name="ACE-18" table:formula="of:=([.$B$2]/[.B17]*100/2)+([.$C$2]/[.C17]*100/2)" office:value-type="float" office:value="64.800000000000011">
            <text:p>64.80</text:p>
          </table:table-cell>
          <table:table-cell table:style-name="ACE-18" table:formula="of:=([.F16]/[.$F$2]*[.$G$2]/3)+([.F16]/[.$E$2]*[.$G$2]/3)+([.$D$2]/[.D17]*[.$G$2]/3)" office:value-type="float" office:value="27.12029764436042">
            <text:p>27.12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3-6100</text:p>
          </table:table-cell>
          <table:table-cell table:style-name="ACE-17" office:value-type="float" office:value="20.5">
            <text:p>20.5</text:p>
          </table:table-cell>
          <table:table-cell table:style-name="ACE-17" office:value-type="float" office:value="34.5">
            <text:p>34.5</text:p>
          </table:table-cell>
          <table:table-cell table:style-name="ACE-17" office:value-type="float" office:value="293">
            <text:p>293</text:p>
          </table:table-cell>
          <table:table-cell table:style-name="ACE-17" office:value-type="float" office:value="6413">
            <text:p>6413</text:p>
          </table:table-cell>
          <table:table-cell table:style-name="ACE-17" office:value-type="float" office:value="406">
            <text:p>406</text:p>
          </table:table-cell>
          <table:table-cell table:style-name="ACE-18" table:formula="of:=([.$B$2]/[.B18]*100/2)+([.$C$2]/[.C18]*100/2)" office:value-type="float" office:value="85.595616825733487">
            <text:p>85.60</text:p>
          </table:table-cell>
          <table:table-cell table:style-name="ACE-18" table:formula="of:=([.F18]/[.$F$2]*[.$G$2]/3)+([.E18]/[.$E$2]*[.$G$2]/3)+([.$D$2]/[.D18]*[.$G$2]/3)" office:value-type="float" office:value="47.362945001183633">
            <text:p>47.36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3-6300</text:p>
          </table:table-cell>
          <table:table-cell table:style-name="ACE-17" office:value-type="float" office:value="20.300000000000001">
            <text:p>20.3</text:p>
          </table:table-cell>
          <table:table-cell table:style-name="ACE-17" office:value-type="float" office:value="33.399999999999999">
            <text:p>33.4</text:p>
          </table:table-cell>
          <table:table-cell table:style-name="ACE-17" office:value-type="float" office:value="284">
            <text:p>284</text:p>
          </table:table-cell>
          <table:table-cell table:style-name="ACE-17" office:value-type="float" office:value="6530">
            <text:p>6530</text:p>
          </table:table-cell>
          <table:table-cell table:style-name="ACE-17" office:value-type="float" office:value="415">
            <text:p>415</text:p>
          </table:table-cell>
          <table:table-cell table:style-name="ACE-18" table:formula="of:=([.$B$2]/[.B19]*100/2)+([.$C$2]/[.C19]*100/2)" office:value-type="float" office:value="87.395652045662374">
            <text:p>87.40</text:p>
          </table:table-cell>
          <table:table-cell table:style-name="ACE-18" table:formula="of:=([.F19]/[.$F$2]*[.$G$2]/3)+([.E19]/[.$E$2]*[.$G$2]/3)+([.$D$2]/[.D19]*[.$G$2]/3)" office:value-type="float" office:value="48.496268380541366">
            <text:p>48.50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3-6320</text:p>
          </table:table-cell>
          <table:table-cell table:style-name="ACE-17" office:value-type="float" office:value="20.100000000000001">
            <text:p>20.1</text:p>
          </table:table-cell>
          <table:table-cell table:style-name="ACE-17" office:value-type="float" office:value="32.600000000000001">
            <text:p>32.6</text:p>
          </table:table-cell>
          <table:table-cell table:style-name="ACE-17" office:value-type="float" office:value="277">
            <text:p>277</text:p>
          </table:table-cell>
          <table:table-cell table:style-name="ACE-17" office:value-type="float" office:value="6600">
            <text:p>6600</text:p>
          </table:table-cell>
          <table:table-cell table:style-name="ACE-17" office:value-type="float" office:value="426">
            <text:p>426</text:p>
          </table:table-cell>
          <table:table-cell table:style-name="ACE-18" table:formula="of:=([.$B$2]/[.B20]*100/2)+([.$C$2]/[.C20]*100/2)" office:value-type="float" office:value="88.889906296737166">
            <text:p>88.89</text:p>
          </table:table-cell>
          <table:table-cell table:style-name="ACE-18" table:formula="of:=([.F20]/[.$F$2]*[.$G$2]/3)+([.E20]/[.$E$2]*[.$G$2]/3)+([.$D$2]/[.D20]*[.$G$2]/3)" office:value-type="float" office:value="49.495480997170972">
            <text:p>49.50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5-6400</text:p>
          </table:table-cell>
          <table:table-cell table:style-name="ACE-17" office:value-type="float" office:value="22.199999999999999">
            <text:p>22.2</text:p>
          </table:table-cell>
          <table:table-cell table:style-name="ACE-17" office:value-type="float" office:value="38.600000000000001">
            <text:p>38.6</text:p>
          </table:table-cell>
          <table:table-cell table:style-name="ACE-17" office:value-type="float" office:value="238">
            <text:p>238</text:p>
          </table:table-cell>
          <table:table-cell table:style-name="ACE-20" office:value-type="float" office:value="7007">
            <text:p>7007</text:p>
          </table:table-cell>
          <table:table-cell table:style-name="ACE-17" office:value-type="float" office:value="529">
            <text:p>529</text:p>
          </table:table-cell>
          <table:table-cell table:style-name="ACE-18" table:formula="of:=([.$B$2]/[.B21]*100/2)+([.$C$2]/[.C21]*100/2)" office:value-type="float" office:value="77.812397890118092">
            <text:p>77.81</text:p>
          </table:table-cell>
          <table:table-cell table:style-name="ACE-18" table:formula="of:=([.F21]/[.$F$2]*[.$G$2]/3)+([.E21]/[.$E$2]*[.$G$2]/3)+([.$D$2]/[.D21]*[.$G$2]/3)" office:value-type="float" office:value="57.106352304879792">
            <text:p>57.11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I5-6500</text:p>
          </table:table-cell>
          <table:table-cell table:style-name="ACE-17" office:value-type="float" office:value="21.199999999999999">
            <text:p>21.2</text:p>
          </table:table-cell>
          <table:table-cell table:style-name="ACE-17" office:value-type="float" office:value="35.600000000000001">
            <text:p>35.6</text:p>
          </table:table-cell>
          <table:table-cell table:style-name="ACE-17" office:value-type="float" office:value="223.5">
            <text:p>223.5</text:p>
          </table:table-cell>
          <table:table-cell table:style-name="ACE-20" office:value-type="float" office:value="7369">
            <text:p>7369</text:p>
          </table:table-cell>
          <table:table-cell table:style-name="ACE-17" office:value-type="float" office:value="562">
            <text:p>562</text:p>
          </table:table-cell>
          <table:table-cell table:style-name="ACE-18" table:formula="of:=([.$B$2]/[.B22]*100/2)+([.$C$2]/[.C22]*100/2)" office:value-type="float" office:value="82.857218571125713">
            <text:p>82.86</text:p>
          </table:table-cell>
          <table:table-cell table:style-name="ACE-18" table:formula="of:=([.F22]/[.$F$2]*[.$G$2]/3)+([.E22]/[.$E$2]*[.$G$2]/3)+([.$D$2]/[.D22]*[.$G$2]/3)" office:value-type="float" office:value="60.522545857790142">
            <text:p>60.52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float" office:value="4690">
            <text:p>4690</text:p>
          </table:table-cell>
          <table:table-cell table:style-name="ACE-17" office:value-type="float" office:value="21.300000000000001">
            <text:p>21.3</text:p>
          </table:table-cell>
          <table:table-cell table:style-name="ACE-17" office:value-type="float" office:value="33.399999999999999">
            <text:p>33.4</text:p>
          </table:table-cell>
          <table:table-cell table:style-name="ACE-17" office:value-type="float" office:value="226.5">
            <text:p>226.5</text:p>
          </table:table-cell>
          <table:table-cell table:style-name="ACE-17" office:value-type="float" office:value="7158">
            <text:p>7158</text:p>
          </table:table-cell>
          <table:table-cell table:style-name="ACE-17" office:value-type="float" office:value="600">
            <text:p>600</text:p>
          </table:table-cell>
          <table:table-cell table:style-name="ACE-18" table:formula="of:=([.$B$2]/[.B23]*100/2)+([.$C$2]/[.C23]*100/2)" office:value-type="float" office:value="85.302634168283163">
            <text:p>85.30</text:p>
          </table:table-cell>
          <table:table-cell table:style-name="ACE-18" table:formula="of:=([.F23]/[.$F$2]*[.$G$2]/3)+([.E23]/[.$E$2]*[.$G$2]/3)+([.$D$2]/[.D23]*[.$G$2]/3)" office:value-type="float" office:value="61.12991788140998">
            <text:p>61.13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float" office:value="4590">
            <text:p>4590</text:p>
          </table:table-cell>
          <table:table-cell table:number-columns-repeated="4" table:style-name="ACE-17"/>
          <table:table-cell table:style-name="ACE-17" office:value-type="float" office:value="530">
            <text:p>530</text:p>
          </table:table-cell>
          <table:table-cell table:style-name="ACE-18" table:formula="of:=([.$B$2]/[.B24]*100/2)+([.$C$2]/[.C24]*100/2)" office:value-type="string" office:string-value="#DZIEL/0!">
            <text:p>#DZIEL/0!</text:p>
          </table:table-cell>
          <table:table-cell table:style-name="ACE-18" table:formula="of:=([.F24]/[.$F$2]*[.$G$2]/3)+([.E24]/[.$E$2]*[.$G$2]/3)+([.$D$2]/[.D24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x4 880k</text:p>
          </table:table-cell>
          <table:table-cell table:number-columns-repeated="5" table:style-name="ACE-17"/>
          <table:table-cell table:style-name="ACE-18" table:formula="of:=([.$B$2]/[.B25]*100/2)+([.$C$2]/[.C25]*100/2)" office:value-type="string" office:string-value="#DZIEL/0!">
            <text:p>#DZIEL/0!</text:p>
          </table:table-cell>
          <table:table-cell table:style-name="ACE-18" table:formula="of:=([.F25]/[.$F$2]*[.$G$2]/3)+([.E25]/[.$E$2]*[.$G$2]/3)+([.$D$2]/[.D25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x4 860k</text:p>
          </table:table-cell>
          <table:table-cell table:number-columns-repeated="5" table:style-name="ACE-17"/>
          <table:table-cell table:style-name="ACE-18" table:formula="of:=([.$B$2]/[.B26]*100/2)+([.$C$2]/[.C26]*100/2)" office:value-type="string" office:string-value="#DZIEL/0!">
            <text:p>#DZIEL/0!</text:p>
          </table:table-cell>
          <table:table-cell table:style-name="ACE-18" table:formula="of:=([.F26]/[.$F$2]*[.$G$2]/3)+([.E26]/[.$E$2]*[.$G$2]/3)+([.$D$2]/[.D26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>
          <table:table-cell table:style-name="ACE-17" office:value-type="string">
            <text:p>g4400</text:p>
          </table:table-cell>
          <table:table-cell table:number-columns-repeated="4" table:style-name="ACE-17"/>
          <table:table-cell table:style-name="ACE-17" office:value-type="float" office:value="275">
            <text:p>275</text:p>
          </table:table-cell>
          <table:table-cell table:style-name="ACE-18" table:formula="of:=([.$B$2]/[.B27]*100/2)+([.$C$2]/[.C27]*100/2)" office:value-type="string" office:string-value="#DZIEL/0!">
            <text:p>#DZIEL/0!</text:p>
          </table:table-cell>
          <table:table-cell table:style-name="ACE-18" table:formula="of:=([.F27]/[.$F$2]*[.$G$2]/3)+([.E27]/[.$E$2]*[.$G$2]/3)+([.$D$2]/[.D27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>
          <table:table-cell table:number-columns-repeated="6" table:style-name="ACE-17"/>
          <table:table-cell table:style-name="ACE-18" table:formula="of:=([.$B$2]/[.B28]*100/2)+([.$C$2]/[.C28]*100/2)" office:value-type="string" office:string-value="#DZIEL/0!">
            <text:p>#DZIEL/0!</text:p>
          </table:table-cell>
          <table:table-cell table:style-name="ACE-18" table:formula="of:=([.F28]/[.$F$2]*[.$G$2]/3)+([.E28]/[.$E$2]*[.$G$2]/3)+([.$D$2]/[.D28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>
          <table:table-cell table:number-columns-repeated="6" table:style-name="ACE-17"/>
          <table:table-cell table:style-name="ACE-18" table:formula="of:=([.$B$2]/[.B29]*100/2)+([.$C$2]/[.C29]*100/2)" office:value-type="string" office:string-value="#DZIEL/0!">
            <text:p>#DZIEL/0!</text:p>
          </table:table-cell>
          <table:table-cell table:style-name="ACE-18" table:formula="of:=([.F29]/[.$F$2]*[.$G$2]/3)+([.E29]/[.$E$2]*[.$G$2]/3)+([.$D$2]/[.D29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>
          <table:table-cell table:number-columns-repeated="6" table:style-name="ACE-17"/>
          <table:table-cell table:style-name="ACE-18" table:formula="of:=([.$B$2]/[.B30]*100/2)+([.$C$2]/[.C30]*100/2)" office:value-type="string" office:string-value="#DZIEL/0!">
            <text:p>#DZIEL/0!</text:p>
          </table:table-cell>
          <table:table-cell table:style-name="ACE-18" table:formula="of:=([.F30]/[.$F$2]*[.$G$2]/3)+([.E30]/[.$E$2]*[.$G$2]/3)+([.$D$2]/[.D30]*[.$G$2]/3)" office:value-type="string" office:string-value="#DZIEL/0!">
            <text:p>#DZIEL/0!</text:p>
          </table:table-cell>
          <table:table-cell table:number-columns-repeated="1016" table:style-name="ACE-17"/>
        </table:table-row>
        <table:table-row table:style-name="AROW-0" table:number-rows-repeated="1048546">
          <table:table-cell table:number-columns-repeated="1024"/>
        </table:table-row>
        <table:named-expressions>
          <table:named-expression table:name="Print_Area" table:expression="of:=#ODWOŁANIE!" table:base-cell-address="$'Performance'.$A$1"/>
          <table:named-expression table:name="Sheet_Title" table:expression="of:=&quot;Performance&quot;" table:base-cell-address="$'Performance'.$A$1"/>
        </table:named-expressions>
        <gnm:selections gnm:cursor-col="3" gnm:cursor-row="26">
          <gnm:selection gnm:start-col="3" gnm:start-row="26" gnm:end-col="3" gnm:end-row="26"/>
        </gnm:selections>
      </table:table>
      <table:table table:name="fix" table:style-name="ta-2" table:print="true">
        <office:forms form:automatic-focus="false" form:apply-design-mode="false">
          <form:form/>
        </office:forms>
        <table:table-column table:default-cell-style-name="ACE-23" table:style-name="ACOL-0" table:number-columns-repeated="2"/>
        <table:table-column table:default-cell-style-name="ACE-23" table:style-name="ACOL-0" table:number-columns-repeated="126"/>
        <table:table-row table:style-name="AROW-0">
          <table:table-cell table:style-name="ACE-22" office:value-type="string">
            <text:p>pre</text:p>
          </table:table-cell>
          <table:table-cell table:style-name="ACE-24" office:value-type="string">
            <text:p>post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67,41</text:p>
          </table:table-cell>
          <table:table-cell table:style-name="ACE-24" table:formula="of:=100-(100-[.A2])*1.3300000000000001" office:value-type="float" office:value="56.65529999999999">
            <text:p>56.66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70,43</text:p>
          </table:table-cell>
          <table:table-cell table:style-name="ACE-24" table:formula="of:=100-(100-[.A3])*1.3300000000000001" office:value-type="float" office:value="60.671900000000008">
            <text:p>60.67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4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5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6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77,51</text:p>
          </table:table-cell>
          <table:table-cell table:style-name="ACE-24" table:formula="of:=100-(100-[.A7])*1.3300000000000001" office:value-type="float" office:value="70.088300000000004">
            <text:p>70.09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5,3</text:p>
          </table:table-cell>
          <table:table-cell table:style-name="ACE-24" table:formula="of:=100-(100-[.A8])*1.3300000000000001" office:value-type="float" office:value="80.448999999999998">
            <text:p>80.45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5,3</text:p>
          </table:table-cell>
          <table:table-cell table:style-name="ACE-24" table:formula="of:=100-(100-[.A9])*1.3300000000000001" office:value-type="float" office:value="80.448999999999998">
            <text:p>80.45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4,50</text:p>
          </table:table-cell>
          <table:table-cell table:style-name="ACE-24" table:formula="of:=100-(100-[.A10])*1.3300000000000001" office:value-type="float" office:value="79.384999999999991">
            <text:p>79.38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5,43</text:p>
          </table:table-cell>
          <table:table-cell table:style-name="ACE-24" table:formula="of:=100-(100-[.A11])*1.3300000000000001" office:value-type="float" office:value="80.621900000000011">
            <text:p>80.62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95,45</text:p>
          </table:table-cell>
          <table:table-cell table:style-name="ACE-24" table:formula="of:=100-(100-[.A12])*1.3300000000000001" office:value-type="float" office:value="93.94850000000001">
            <text:p>93.95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3,50</text:p>
          </table:table-cell>
          <table:table-cell table:style-name="ACE-24" table:formula="of:=100-(100-[.A13])*1.3300000000000001" office:value-type="float" office:value="78.055000000000007">
            <text:p>78.06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4,50</text:p>
          </table:table-cell>
          <table:table-cell table:style-name="ACE-24" table:formula="of:=100-(100-[.A14])*1.3300000000000001" office:value-type="float" office:value="79.384999999999991">
            <text:p>79.38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72,12</text:p>
          </table:table-cell>
          <table:table-cell table:style-name="ACE-24" table:formula="of:=100-(100-[.A15])*1.3300000000000001" office:value-type="float" office:value="62.919600000000003">
            <text:p>62.92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5,60</text:p>
          </table:table-cell>
          <table:table-cell table:style-name="ACE-24" table:formula="of:=100-(100-[.A16])*1.3300000000000001" office:value-type="float" office:value="80.847999999999985">
            <text:p>80.85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7,40</text:p>
          </table:table-cell>
          <table:table-cell table:style-name="ACE-24" table:formula="of:=100-(100-[.A17])*1.3300000000000001" office:value-type="float" office:value="83.242000000000004">
            <text:p>83.24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8,89</text:p>
          </table:table-cell>
          <table:table-cell table:style-name="ACE-24" table:formula="of:=100-(100-[.A18])*1.3300000000000001" office:value-type="float" office:value="85.223699999999994">
            <text:p>85.22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77,81</text:p>
          </table:table-cell>
          <table:table-cell table:style-name="ACE-24" table:formula="of:=100-(100-[.A19])*1.3300000000000001" office:value-type="float" office:value="70.487300000000005">
            <text:p>70.49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2,86</text:p>
          </table:table-cell>
          <table:table-cell table:style-name="ACE-24" table:formula="of:=100-(100-[.A20])*1.3300000000000001" office:value-type="float" office:value="77.203800000000001">
            <text:p>77.20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8,76</text:p>
          </table:table-cell>
          <table:table-cell table:style-name="ACE-24" table:formula="of:=100-(100-[.A21])*1.3300000000000001" office:value-type="float" office:value="85.05080000000001">
            <text:p>85.05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8,76</text:p>
          </table:table-cell>
          <table:table-cell table:style-name="ACE-24" table:formula="of:=100-(100-[.A22])*1.3300000000000001" office:value-type="float" office:value="85.05080000000001">
            <text:p>85.05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97,88</text:p>
          </table:table-cell>
          <table:table-cell table:style-name="ACE-24" table:formula="of:=100-(100-[.A23])*1.3300000000000001" office:value-type="float" office:value="97.180399999999992">
            <text:p>97.18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float" office:value="100">
            <text:p>100</text:p>
          </table:table-cell>
          <table:table-cell table:style-name="ACE-24" table:formula="of:=100-(100-[.A24])*1.3300000000000001" office:value-type="float" office:value="100">
            <text:p>100.00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94,44</text:p>
          </table:table-cell>
          <table:table-cell table:style-name="ACE-24" table:formula="of:=100-(100-[.A25])*1.3300000000000001" office:value-type="float" office:value="92.605199999999996">
            <text:p>92.61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63,97</text:p>
          </table:table-cell>
          <table:table-cell table:style-name="ACE-24" table:formula="of:=100-(100-[.A26])*1.3300000000000001" office:value-type="float" office:value="52.080099999999995">
            <text:p>52.08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64,8</text:p>
          </table:table-cell>
          <table:table-cell table:style-name="ACE-24" table:formula="of:=100-(100-[.A27])*1.3300000000000001" office:value-type="float" office:value="53.18399999999999">
            <text:p>53.18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65,8</text:p>
          </table:table-cell>
          <table:table-cell table:style-name="ACE-24" table:formula="of:=100-(100-[.A28])*1.3300000000000001" office:value-type="float" office:value="54.513999999999996">
            <text:p>54.51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68,46</text:p>
          </table:table-cell>
          <table:table-cell table:style-name="ACE-24" table:formula="of:=100-(100-[.A29])*1.3300000000000001" office:value-type="float" office:value="58.051799999999993">
            <text:p>58.05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77,26</text:p>
          </table:table-cell>
          <table:table-cell table:style-name="ACE-24" table:formula="of:=100-(100-[.A30])*1.3300000000000001" office:value-type="float" office:value="69.755800000000008">
            <text:p>69.76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31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32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33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34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35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36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37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/>
          <table:table-cell table:style-name="ACE-24" table:formula="of:=100-(100-[.A38])*1.3300000000000001" office:value-type="float" office:value="-33">
            <text:p>−33.00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9,49</text:p>
          </table:table-cell>
          <table:table-cell table:style-name="ACE-24" table:formula="of:=100-(100-[.A39])*1.3300000000000001" office:value-type="float" office:value="86.021699999999996">
            <text:p>86.02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float" office:value="91.099999999999994">
            <text:p>91.1</text:p>
          </table:table-cell>
          <table:table-cell table:style-name="ACE-24" table:formula="of:=100-(100-[.A40])*1.3300000000000001" office:value-type="float" office:value="88.162999999999997">
            <text:p>88.16</text:p>
          </table:table-cell>
          <table:table-cell table:number-columns-repeated="126" table:style-name="ACE-23"/>
        </table:table-row>
        <table:table-row table:style-name="AROW-0">
          <table:table-cell table:style-name="ACE-22" office:value-type="string">
            <text:p>85,36</text:p>
          </table:table-cell>
          <table:table-cell table:style-name="ACE-24" table:formula="of:=100-(100-[.A41])*1.3300000000000001" office:value-type="float" office:value="80.52879999999999">
            <text:p>80.53</text:p>
          </table:table-cell>
          <table:table-cell table:number-columns-repeated="126" table:style-name="ACE-23"/>
        </table:table-row>
        <table:table-row table:style-name="AROW-0" table:number-rows-repeated="87">
          <table:table-cell table:number-columns-repeated="128"/>
        </table:table-row>
        <table:named-expressions>
          <table:named-expression table:name="Print_Area" table:expression="of:=#ODWOŁANIE!" table:base-cell-address="$'fix'.$A$1"/>
          <table:named-expression table:name="Sheet_Title" table:expression="of:=&quot;fix&quot;" table:base-cell-address="$'fix'.$A$1"/>
        </table:named-expressions>
        <gnm:selections gnm:cursor-col="1" gnm:cursor-row="40">
          <gnm:selection gnm:start-col="1" gnm:start-row="40" gnm:end-col="1" gnm:end-row="4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2" number:grouping="true" number:min-integer-digits="1"/>
      <number:text> zł</number:text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2" number:grouping="true" number:min-integer-digits="1"/>
    </number:number-style>
    <style:style style:name="Gnumeric-1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2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3" style:family="table-cell">
      <style:table-cell-properties fo:background-color="#969696" gnm:background-colour="#969696" gnm:pattern-colour="#000000" gnm:pattern="1" style:print-content="true" style:decimal-places="13"/>
      <style:paragraph-properties/>
      <style:text-properties/>
    </style: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CPU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trona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Performance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trona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fix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Stro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3-01T08:43:01Z</dc:date>
    <meta:print-date>2016-05-04T09:03:32Z</meta:print-date>
    <meta:creation-date>2016-04-24T21:49:58Z</meta:creation-date>
    <meta:editing-cycles>21</meta:editing-cycles>
    <meta:editing-duration>PT6H20M51S</meta:editing-duration>
    <meta:generator>gnumeric/1.12.32</meta:generator>
  </office:meta>
</office:document-meta>
</file>